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style:font-face style:name="gg sans" svg:font-family="'gg sans', 'Noto Sans', 'Helvetica Neue', Helvetica, Arial, sans-serif"/>
  </office:font-face-decls>
  <office:automatic-styles>
    <style:style style:name="P1" style:family="paragraph" style:parent-style-name="Standard">
      <style:text-properties officeooo:paragraph-rsid="006004df"/>
    </style:style>
    <style:style style:name="P2" style:family="paragraph" style:parent-style-name="Standard">
      <style:text-properties style:font-name="Georgia" officeooo:rsid="003454c2" officeooo:paragraph-rsid="006004df" style:font-name-asian="Georgia1" style:font-name-complex="Georgia1"/>
    </style:style>
    <style:style style:name="P3" style:family="paragraph" style:parent-style-name="Standard">
      <style:paragraph-properties fo:text-align="justify" style:justify-single-word="false"/>
      <style:text-properties style:font-name="Georgia" style:font-name-asian="Georgia1" style:font-name-complex="Georgia1"/>
    </style:style>
    <style:style style:name="P4" style:family="paragraph" style:parent-style-name="Standard">
      <style:paragraph-properties fo:text-align="justify" style:justify-single-word="false"/>
      <style:text-properties style:font-name="Georgia" officeooo:paragraph-rsid="003454c2" style:font-name-asian="Georgia1" style:font-name-complex="Georgia1"/>
    </style:style>
    <style:style style:name="P5"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6" style:family="paragraph" style:parent-style-name="Standard">
      <style:paragraph-properties fo:text-align="justify" style:justify-single-word="false"/>
      <style:text-properties style:font-name="Georgia" officeooo:paragraph-rsid="0057208c" style:font-name-asian="Georgia1" style:font-name-complex="Georgia1"/>
    </style:style>
    <style:style style:name="P7" style:family="paragraph" style:parent-style-name="Standard">
      <style:paragraph-properties fo:text-align="justify" style:justify-single-word="false"/>
      <style:text-properties style:font-name="Georgia" officeooo:paragraph-rsid="00546798" style:font-name-asian="Georgia1" style:font-name-complex="Georgia1"/>
    </style:style>
    <style:style style:name="P8" style:family="paragraph" style:parent-style-name="Standard">
      <style:paragraph-properties fo:text-align="justify" style:justify-single-word="false"/>
      <style:text-properties style:font-name="Georgia" officeooo:paragraph-rsid="00584111" style:font-name-asian="Georgia1" style:font-name-complex="Georgia1"/>
    </style:style>
    <style:style style:name="P9" style:family="paragraph" style:parent-style-name="Standard">
      <style:paragraph-properties fo:text-align="justify" style:justify-single-word="false"/>
      <style:text-properties style:font-name="Georgia" officeooo:paragraph-rsid="0036503b"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acee9" style:font-name-asian="Georgia1" style:font-name-complex="Georgia1"/>
    </style:style>
    <style:style style:name="P11" style:family="paragraph" style:parent-style-name="Standard">
      <style:paragraph-properties fo:text-align="justify" style:justify-single-word="false"/>
      <style:text-properties style:font-name="Georgia" officeooo:paragraph-rsid="007cd9ac"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36503b" style:font-name-asian="Georgia1" style:font-name-complex="Georgia1"/>
    </style:style>
    <style:style style:name="P13" style:family="paragraph" style:parent-style-name="Standard">
      <style:paragraph-properties fo:text-align="justify" style:justify-single-word="false"/>
      <style:text-properties style:font-name="Georgia" officeooo:rsid="007fe868" officeooo:paragraph-rsid="007fe868" style:font-name-asian="Georgia1" style:font-name-complex="Georgia1"/>
    </style:style>
    <style:style style:name="P14" style:family="paragraph" style:parent-style-name="Standard">
      <style:paragraph-properties fo:text-align="justify" style:justify-single-word="false"/>
      <style:text-properties style:font-name="Georgia" officeooo:rsid="00825340" officeooo:paragraph-rsid="00825340" style:font-name-asian="Georgia1" style:font-name-complex="Georgia1"/>
    </style:style>
    <style:style style:name="P15" style:family="paragraph" style:parent-style-name="Standard">
      <style:paragraph-properties fo:margin-left="1.27cm" fo:margin-right="0cm" fo:text-align="justify" style:justify-single-word="false" fo:text-indent="0cm" style:auto-text-indent="false"/>
      <style:text-properties style:font-name="Georgia" officeooo:rsid="009291ad" officeooo:paragraph-rsid="009291ad" style:font-name-asian="Georgia1" style:font-name-complex="Georgia1"/>
    </style:style>
    <style:style style:name="P16" style:family="paragraph" style:parent-style-name="Standard">
      <style:paragraph-properties fo:margin-left="0cm" fo:margin-right="0cm" fo:text-align="justify" style:justify-single-word="false" fo:text-indent="0cm" style:auto-text-indent="false"/>
      <style:text-properties style:font-name="Georgia" officeooo:rsid="009291ad" officeooo:paragraph-rsid="009291ad" style:font-name-asian="Georgia1" style:font-name-complex="Georgia1"/>
    </style:style>
    <style:style style:name="P17" style:family="paragraph" style:parent-style-name="Standard">
      <style:paragraph-properties fo:margin-left="1.27cm" fo:margin-right="0cm" fo:text-align="justify" style:justify-single-word="false" fo:text-indent="0cm" style:auto-text-indent="false"/>
      <style:text-properties style:font-name="Georgia" officeooo:rsid="009291ad" officeooo:paragraph-rsid="00a43c57" style:font-name-asian="Georgia1" style:font-name-complex="Georgia1"/>
    </style:style>
    <style:style style:name="P18" style:family="paragraph" style:parent-style-name="Standard">
      <style:paragraph-properties fo:text-align="justify" style:justify-single-word="false"/>
      <style:text-properties style:font-name="Georgia" officeooo:rsid="009291ad" officeooo:paragraph-rsid="00b674ab" style:font-name-asian="Georgia1" style:font-name-complex="Georgia1"/>
    </style:style>
    <style:style style:name="P19" style:family="paragraph" style:parent-style-name="Standard">
      <style:paragraph-properties fo:margin-left="1.27cm" fo:margin-right="0cm" fo:text-align="justify" style:justify-single-word="false" fo:text-indent="0cm" style:auto-text-indent="false"/>
      <style:text-properties style:font-name="Georgia" officeooo:rsid="009291ad" officeooo:paragraph-rsid="00b674ab" style:font-name-asian="Georgia1" style:font-name-complex="Georgia1"/>
    </style:style>
    <style:style style:name="P20" style:family="paragraph" style:parent-style-name="Standard">
      <style:paragraph-properties fo:margin-left="1.27cm" fo:margin-right="0cm" fo:text-align="justify" style:justify-single-word="false" fo:text-indent="0cm" style:auto-text-indent="false"/>
      <style:text-properties style:font-name="Georgia" officeooo:rsid="009291ad" officeooo:paragraph-rsid="00b8f4a8" style:font-name-asian="Georgia1" style:font-name-complex="Georgia1"/>
    </style:style>
    <style:style style:name="P21" style:family="paragraph" style:parent-style-name="Standard">
      <style:paragraph-properties fo:margin-left="1.27cm" fo:margin-right="0cm" fo:text-align="justify" style:justify-single-word="false" fo:text-indent="0cm" style:auto-text-indent="false"/>
      <style:text-properties style:font-name="Georgia" officeooo:rsid="00967ee4" officeooo:paragraph-rsid="00a43c57" style:font-name-asian="Georgia1" style:font-name-complex="Georgia1"/>
    </style:style>
    <style:style style:name="P22" style:family="paragraph" style:parent-style-name="Standard">
      <style:paragraph-properties fo:margin-left="2.54cm" fo:margin-right="0cm" fo:text-align="justify" style:justify-single-word="false" fo:text-indent="0cm" style:auto-text-indent="false"/>
      <style:text-properties style:font-name="Georgia" officeooo:rsid="00967ee4" officeooo:paragraph-rsid="00a43c57" style:font-name-asian="Georgia1" style:font-name-complex="Georgia1"/>
    </style:style>
    <style:style style:name="P23" style:family="paragraph" style:parent-style-name="Standard">
      <style:paragraph-properties fo:margin-left="2.54cm" fo:margin-right="0cm" fo:text-align="justify" style:justify-single-word="false" fo:text-indent="0cm" style:auto-text-indent="false"/>
      <style:text-properties style:font-name="Georgia" officeooo:rsid="00967ee4" officeooo:paragraph-rsid="00a8627f" style:font-name-asian="Georgia1" style:font-name-complex="Georgia1"/>
    </style:style>
    <style:style style:name="P24" style:family="paragraph" style:parent-style-name="Standard">
      <style:paragraph-properties fo:margin-left="2.54cm" fo:margin-right="0cm" fo:text-align="justify" style:justify-single-word="false" fo:text-indent="0cm" style:auto-text-indent="false"/>
      <style:text-properties style:font-name="Georgia" officeooo:rsid="009ace1e" officeooo:paragraph-rsid="009ace1e" style:font-name-asian="Georgia1" style:font-name-complex="Georgia1"/>
    </style:style>
    <style:style style:name="P25" style:family="paragraph" style:parent-style-name="Standard">
      <style:paragraph-properties fo:margin-left="2.54cm" fo:margin-right="0cm" fo:text-align="justify" style:justify-single-word="false" fo:text-indent="0cm" style:auto-text-indent="false"/>
      <style:text-properties style:font-name="Georgia" officeooo:rsid="009ace1e" officeooo:paragraph-rsid="009dfd27" style:font-name-asian="Georgia1" style:font-name-complex="Georgia1"/>
    </style:style>
    <style:style style:name="P26" style:family="paragraph" style:parent-style-name="Standard">
      <style:paragraph-properties fo:margin-left="3.81cm" fo:margin-right="0cm" fo:text-align="justify" style:justify-single-word="false" fo:text-indent="0cm" style:auto-text-indent="false"/>
      <style:text-properties style:font-name="Georgia" officeooo:rsid="009ace1e" officeooo:paragraph-rsid="00a8627f" style:font-name-asian="Georgia1" style:font-name-complex="Georgia1"/>
    </style:style>
    <style:style style:name="P27" style:family="paragraph" style:parent-style-name="Standard">
      <style:paragraph-properties fo:margin-left="2.54cm" fo:margin-right="0cm" fo:text-align="justify" style:justify-single-word="false" fo:text-indent="0cm" style:auto-text-indent="false"/>
      <style:text-properties style:font-name="Georgia" officeooo:rsid="009c173d" officeooo:paragraph-rsid="009c173d" style:font-name-asian="Georgia1" style:font-name-complex="Georgia1"/>
    </style:style>
    <style:style style:name="P28" style:family="paragraph" style:parent-style-name="Standard">
      <style:paragraph-properties fo:margin-left="2.54cm" fo:margin-right="0cm" fo:text-align="justify" style:justify-single-word="false" fo:text-indent="0cm" style:auto-text-indent="false"/>
      <style:text-properties style:font-name="Georgia" officeooo:rsid="009dfd27" officeooo:paragraph-rsid="009dfd27" style:font-name-asian="Georgia1" style:font-name-complex="Georgia1"/>
    </style:style>
    <style:style style:name="P29" style:family="paragraph" style:parent-style-name="Standard">
      <style:paragraph-properties fo:margin-left="2.54cm" fo:margin-right="0cm" fo:text-align="justify" style:justify-single-word="false" fo:text-indent="0cm" style:auto-text-indent="false"/>
      <style:text-properties style:font-name="Georgia" officeooo:rsid="009dfd27" officeooo:paragraph-rsid="00a8627f" style:font-name-asian="Georgia1" style:font-name-complex="Georgia1"/>
    </style:style>
    <style:style style:name="P30" style:family="paragraph" style:parent-style-name="Standard">
      <style:paragraph-properties fo:margin-left="2.54cm" fo:margin-right="0cm" fo:text-align="justify" style:justify-single-word="false" fo:text-indent="0cm" style:auto-text-indent="false"/>
      <style:text-properties style:font-name="Georgia" officeooo:rsid="009f451e" officeooo:paragraph-rsid="009f451e" style:font-name-asian="Georgia1" style:font-name-complex="Georgia1"/>
    </style:style>
    <style:style style:name="P31" style:family="paragraph" style:parent-style-name="Standard">
      <style:paragraph-properties fo:margin-left="3.81cm" fo:margin-right="0cm" fo:text-align="justify" style:justify-single-word="false" fo:text-indent="0cm" style:auto-text-indent="false"/>
      <style:text-properties style:font-name="Georgia" officeooo:rsid="00a0ed13" officeooo:paragraph-rsid="00a8627f" style:font-name-asian="Georgia1" style:font-name-complex="Georgia1"/>
    </style:style>
    <style:style style:name="P32" style:family="paragraph" style:parent-style-name="Standard">
      <style:paragraph-properties fo:margin-left="3.81cm" fo:margin-right="0cm" fo:text-align="justify" style:justify-single-word="false" fo:text-indent="0cm" style:auto-text-indent="false"/>
      <style:text-properties style:font-name="Georgia" officeooo:rsid="00a3dd06" officeooo:paragraph-rsid="00a3dd06" style:font-name-asian="Georgia1" style:font-name-complex="Georgia1"/>
    </style:style>
    <style:style style:name="P33" style:family="paragraph" style:parent-style-name="Standard">
      <style:paragraph-properties fo:margin-left="2.54cm" fo:margin-right="0cm" fo:text-align="justify" style:justify-single-word="false" fo:text-indent="0cm" style:auto-text-indent="false"/>
      <style:text-properties style:font-name="Georgia" officeooo:rsid="00a8627f" officeooo:paragraph-rsid="00a8627f" style:font-name-asian="Georgia1" style:font-name-complex="Georgia1"/>
    </style:style>
    <style:style style:name="P34" style:family="paragraph" style:parent-style-name="Standard">
      <style:paragraph-properties fo:margin-left="2.54cm" fo:margin-right="0cm" fo:text-align="justify" style:justify-single-word="false" fo:text-indent="0cm" style:auto-text-indent="false"/>
      <style:text-properties style:font-name="Georgia" officeooo:rsid="00aa4822" officeooo:paragraph-rsid="00aa4822" style:font-name-asian="Georgia1" style:font-name-complex="Georgia1"/>
    </style:style>
    <style:style style:name="P35" style:family="paragraph" style:parent-style-name="Standard">
      <style:paragraph-properties fo:margin-left="1.27cm" fo:margin-right="0cm" fo:text-align="justify" style:justify-single-word="false" fo:text-indent="0cm" style:auto-text-indent="false"/>
      <style:text-properties style:font-name="Georgia" officeooo:rsid="00add732" officeooo:paragraph-rsid="00add732" style:font-name-asian="Georgia1" style:font-name-complex="Georgia1"/>
    </style:style>
    <style:style style:name="P36" style:family="paragraph" style:parent-style-name="Standard">
      <style:paragraph-properties fo:margin-left="2.54cm" fo:margin-right="0cm" fo:text-align="justify" style:justify-single-word="false" fo:text-indent="0cm" style:auto-text-indent="false"/>
      <style:text-properties style:font-name="Georgia" officeooo:rsid="00b490f0" officeooo:paragraph-rsid="00b490f0" style:font-name-asian="Georgia1" style:font-name-complex="Georgia1"/>
    </style:style>
    <style:style style:name="P37" style:family="paragraph" style:parent-style-name="Standard">
      <style:paragraph-properties fo:text-align="justify" style:justify-single-word="false"/>
      <style:text-properties style:font-name="Georgia" style:text-underline-style="solid" style:text-underline-width="auto" style:text-underline-color="font-color" officeooo:rsid="003454c2" officeooo:paragraph-rsid="003454c2" style:font-name-asian="Georgia1" style:font-name-complex="Georgia1"/>
    </style:style>
    <style:style style:name="P38" style:family="paragraph" style:parent-style-name="Standard">
      <style:paragraph-properties fo:text-align="justify" style:justify-single-word="false"/>
      <style:text-properties style:font-name="Georgia" style:text-underline-style="solid" style:text-underline-width="auto" style:text-underline-color="font-color" officeooo:rsid="009291ad" officeooo:paragraph-rsid="009291ad" style:font-name-asian="Georgia1" style:font-name-complex="Georgia1"/>
    </style:style>
    <style:style style:name="P39" style:family="paragraph" style:parent-style-name="Standard">
      <style:paragraph-properties fo:text-align="justify" style:justify-single-word="false"/>
      <style:text-properties style:font-name="Georgia" fo:font-weight="bold" officeooo:rsid="00b2a8df" officeooo:paragraph-rsid="00b2a8df" style:font-name-asian="Georgia1" style:font-weight-asian="bold" style:font-name-complex="Georgia1" style:font-weight-complex="bold"/>
    </style:style>
    <style:style style:name="P40" style:family="paragraph" style:parent-style-name="Standard">
      <style:paragraph-properties fo:margin-left="0cm" fo:margin-right="0cm" fo:text-align="justify" style:justify-single-word="false" fo:text-indent="0cm" style:auto-text-indent="false"/>
      <style:text-properties style:font-name="Georgia" fo:font-weight="bold" officeooo:rsid="00b2a8df" officeooo:paragraph-rsid="00b2a8df" style:font-name-asian="Georgia1" style:font-weight-asian="bold" style:font-name-complex="Georgia1" style:font-weight-complex="bold"/>
    </style:style>
    <style:style style:name="P41" style:family="paragraph" style:parent-style-name="Standard">
      <style:paragraph-properties fo:margin-left="0cm" fo:margin-right="0cm" fo:text-align="end" style:justify-single-word="false" fo:text-indent="0cm" style:auto-text-indent="false"/>
    </style:style>
    <style:style style:name="P42" style:family="paragraph" style:parent-style-name="Standard">
      <style:paragraph-properties fo:text-align="end" style:justify-single-word="false"/>
    </style:style>
    <style:style style:name="P43" style:family="paragraph" style:parent-style-name="Standard">
      <style:paragraph-properties fo:text-align="end" style:justify-single-word="false"/>
      <style:text-properties officeooo:paragraph-rsid="004ca859"/>
    </style:style>
    <style:style style:name="P44" style:family="paragraph" style:parent-style-name="Standard">
      <style:paragraph-properties fo:text-align="center" style:justify-single-word="false"/>
    </style:style>
    <style:style style:name="P45" style:family="paragraph" style:parent-style-name="Title">
      <style:text-properties fo:font-size="32pt" officeooo:paragraph-rsid="001dc34f" style:font-size-asian="32pt" style:font-size-complex="32pt"/>
    </style:style>
    <style:style style:name="P46" style:family="paragraph" style:parent-style-name="Standard">
      <style:paragraph-properties fo:text-align="justify" style:justify-single-word="false"/>
    </style:style>
    <style:style style:name="P47" style:family="paragraph" style:parent-style-name="Heading_20_1">
      <style:paragraph-properties fo:text-align="justify" style:justify-single-word="false"/>
    </style:style>
    <style:style style:name="P48" style:family="paragraph" style:parent-style-name="Standard">
      <style:paragraph-properties fo:text-align="justify" style:justify-single-word="false"/>
      <style:text-properties officeooo:paragraph-rsid="003454c2"/>
    </style:style>
    <style:style style:name="P49" style:family="paragraph" style:parent-style-name="Standard">
      <style:paragraph-properties fo:text-align="start" style:justify-single-word="false"/>
      <style:text-properties officeooo:paragraph-rsid="004ca859"/>
    </style:style>
    <style:style style:name="P50" style:family="paragraph" style:parent-style-name="Standard">
      <style:paragraph-properties fo:text-align="justify" style:justify-single-word="false"/>
      <style:text-properties fo:font-size="4pt" officeooo:paragraph-rsid="00489d3a" style:font-size-asian="3.5pt" style:font-size-complex="4pt"/>
    </style:style>
    <style:style style:name="P51" style:family="paragraph" style:parent-style-name="Figure_20_Index_20_1">
      <style:paragraph-properties>
        <style:tab-stops>
          <style:tab-stop style:position="15.919cm" style:type="right" style:leader-style="dotted" style:leader-text="."/>
        </style:tab-stops>
      </style:paragraph-properties>
    </style:style>
    <style:style style:name="P52" style:family="paragraph" style:parent-style-name="Heading_20_1">
      <style:paragraph-properties fo:margin-top="0cm" fo:margin-bottom="0cm" style:contextual-spacing="false" fo:break-before="page"/>
      <style:text-properties officeooo:paragraph-rsid="0036503b"/>
    </style:style>
    <style:style style:name="P53" style:family="paragraph" style:parent-style-name="Heading_20_2">
      <style:paragraph-properties fo:margin-left="1.27cm" fo:margin-right="0cm" fo:margin-top="0cm" fo:margin-bottom="0cm" style:contextual-spacing="false" fo:text-indent="0cm" style:auto-text-indent="false"/>
      <style:text-properties officeooo:paragraph-rsid="0036503b"/>
    </style:style>
    <style:style style:name="P54" style:family="paragraph" style:parent-style-name="Text_20_body">
      <style:paragraph-properties fo:margin-top="0cm" fo:margin-bottom="0cm" style:contextual-spacing="false"/>
      <style:text-properties officeooo:paragraph-rsid="0036d920"/>
    </style:style>
    <style:style style:name="P55" style:family="paragraph" style:parent-style-name="Contents_20_1">
      <style:paragraph-properties>
        <style:tab-stops>
          <style:tab-stop style:position="15.921cm" style:type="right" style:leader-style="dotted" style:leader-text="."/>
        </style:tab-stops>
      </style:paragraph-properties>
    </style:style>
    <style:style style:name="P56" style:family="paragraph" style:parent-style-name="Contents_20_2">
      <style:paragraph-properties>
        <style:tab-stops>
          <style:tab-stop style:position="15.921cm" style:type="right" style:leader-style="dotted" style:leader-text="."/>
        </style:tab-stops>
      </style:paragraph-properties>
    </style:style>
    <style:style style:name="P57" style:family="paragraph" style:parent-style-name="Contents_20_Heading" style:master-page-name="Standard">
      <style:paragraph-properties style:page-number="1" fo:break-before="page"/>
    </style:style>
    <style:style style:name="P58"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2688cc"/>
    </style:style>
    <style:style style:name="P59"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546798"/>
    </style:style>
    <style:style style:name="P60"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552192"/>
    </style:style>
    <style:style style:name="P61" style:family="paragraph" style:parent-style-name="Heading_20_1" style:list-style-name="L2"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b2a8df" officeooo:paragraph-rsid="00b2a8df"/>
    </style:style>
    <style:style style:name="P62"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7302e9" officeooo:paragraph-rsid="007302e9"/>
    </style:style>
    <style:style style:name="P63" style:family="paragraph" style:parent-style-name="Heading_20_2" style:list-style-name="L3" style:master-page-name="">
      <loext:graphic-properties draw:fill="none"/>
      <style:paragraph-properties fo:margin-left="1.3cm" fo:margin-right="0cm" fo:margin-top="0cm" fo:margin-bottom="0cm" style:contextual-spacing="false" fo:line-height="100%" fo:text-align="justify" style:justify-single-word="false" fo:keep-together="always" fo:orphans="2" fo:widows="2" fo:text-indent="0cm" style:auto-text-indent="false" style:page-number="auto" fo:background-color="transparent" fo:keep-with-next="always" style:writing-mode="lr-tb"/>
      <style:text-properties officeooo:rsid="007302e9" officeooo:paragraph-rsid="007302e9"/>
    </style:style>
    <style:style style:name="P64"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57208c" officeooo:paragraph-rsid="0057208c"/>
    </style:style>
    <style:style style:name="P65"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760303" officeooo:paragraph-rsid="00760303"/>
    </style:style>
    <style:style style:name="P66" style:family="paragraph" style:parent-style-name="Heading_20_2" style:list-style-name="L3" style:master-page-name="">
      <loext:graphic-properties draw:fill="none"/>
      <style:paragraph-properties fo:margin-left="1.3cm" fo:margin-right="0cm" fo:margin-top="0cm" fo:margin-bottom="0cm" style:contextual-spacing="false" fo:line-height="100%" fo:text-align="start" style:justify-single-word="false" fo:keep-together="always" fo:orphans="2" fo:widows="2" fo:text-indent="0cm" style:auto-text-indent="false" style:page-number="auto" fo:background-color="transparent" fo:keep-with-next="always" style:writing-mode="lr-tb"/>
      <style:text-properties officeooo:rsid="00c43bd7" officeooo:paragraph-rsid="00c43bd7"/>
    </style:style>
    <style:style style:name="P67" style:family="paragraph" style:parent-style-name="Standard" style:list-style-name="L1">
      <style:paragraph-properties fo:text-align="justify" style:justify-single-word="false"/>
      <style:text-properties style:font-name="Georgia" officeooo:paragraph-rsid="003454c2" style:font-name-asian="Georgia1" style:font-name-complex="Georgia1"/>
    </style:style>
    <style:style style:name="P68" style:family="paragraph" style:parent-style-name="Standard" style:list-style-name="L4">
      <style:paragraph-properties fo:text-align="justify" style:justify-single-word="false"/>
      <style:text-properties style:font-name="Georgia" officeooo:paragraph-rsid="007fe868" style:font-name-asian="Georgia1" style:font-name-complex="Georgia1"/>
    </style:style>
    <style:style style:name="P69" style:family="paragraph" style:parent-style-name="Standard" style:list-style-name="L4">
      <style:paragraph-properties fo:text-align="justify" style:justify-single-word="false"/>
      <style:text-properties style:font-name="Georgia" officeooo:paragraph-rsid="007fee7a" style:font-name-asian="Georgia1" style:font-name-complex="Georgia1"/>
    </style:style>
    <style:style style:name="P70" style:family="paragraph" style:parent-style-name="Standard" style:list-style-name="L4">
      <style:paragraph-properties fo:text-align="justify" style:justify-single-word="false"/>
      <style:text-properties style:font-name="Georgia" officeooo:paragraph-rsid="0081483c" style:font-name-asian="Georgia1" style:font-name-complex="Georgia1"/>
    </style:style>
    <style:style style:name="P71" style:family="paragraph" style:parent-style-name="Standard" style:list-style-name="L4">
      <style:paragraph-properties fo:text-align="justify" style:justify-single-word="false"/>
      <style:text-properties style:font-name="Georgia" officeooo:paragraph-rsid="008ab6b3" style:font-name-asian="Georgia1" style:font-name-complex="Georgia1"/>
    </style:style>
    <style:style style:name="P72" style:family="paragraph" style:parent-style-name="Standard" style:list-style-name="L5">
      <style:paragraph-properties fo:text-align="justify" style:justify-single-word="false"/>
      <style:text-properties style:font-name="Georgia" officeooo:paragraph-rsid="0085ff79" style:font-name-asian="Georgia1" style:font-name-complex="Georgia1"/>
    </style:style>
    <style:style style:name="P73" style:family="paragraph" style:parent-style-name="Standard">
      <style:paragraph-properties fo:text-align="justify" style:justify-single-word="false"/>
      <style:text-properties style:font-name="Georgia" officeooo:paragraph-rsid="00584111" style:font-name-asian="Georgia1" style:font-name-complex="Georgia1"/>
    </style:style>
    <style:style style:name="P74" style:family="paragraph" style:parent-style-name="Standard">
      <style:paragraph-properties fo:text-align="justify" style:justify-single-word="false"/>
      <style:text-properties style:font-name="Georgia" officeooo:paragraph-rsid="0057208c" style:font-name-asian="Georgia1" style:font-name-complex="Georgia1"/>
    </style:style>
    <style:style style:name="P75" style:family="paragraph" style:parent-style-name="Standard" style:list-style-name="L19">
      <style:paragraph-properties fo:text-align="justify" style:justify-single-word="false"/>
      <style:text-properties style:font-name="Georgia" officeooo:paragraph-rsid="00d5ecb4" style:font-name-asian="Georgia1" style:font-name-complex="Georgia1"/>
    </style:style>
    <style:style style:name="P76" style:family="paragraph" style:parent-style-name="Standard">
      <style:paragraph-properties fo:text-align="justify" style:justify-single-word="false"/>
      <style:text-properties style:font-name="Georgia" officeooo:paragraph-rsid="00d5ecb4" style:font-name-asian="Georgia1" style:font-name-complex="Georgia1"/>
    </style:style>
    <style:style style:name="P77" style:family="paragraph" style:parent-style-name="Standard" style:list-style-name="L4">
      <style:paragraph-properties fo:text-align="justify" style:justify-single-word="false"/>
      <style:text-properties style:font-name="Georgia" officeooo:rsid="007fee7a" officeooo:paragraph-rsid="007fee7a" style:font-name-asian="Georgia1" style:font-name-complex="Georgia1"/>
    </style:style>
    <style:style style:name="P78" style:family="paragraph" style:parent-style-name="Standard" style:list-style-name="L4">
      <style:paragraph-properties fo:text-align="justify" style:justify-single-word="false"/>
      <style:text-properties style:font-name="Georgia" officeooo:rsid="007fee7a" officeooo:paragraph-rsid="0081483c" style:font-name-asian="Georgia1" style:font-name-complex="Georgia1"/>
    </style:style>
    <style:style style:name="P79" style:family="paragraph" style:parent-style-name="Standard" style:list-style-name="L4">
      <style:paragraph-properties fo:text-align="justify" style:justify-single-word="false"/>
      <style:text-properties style:font-name="Georgia" officeooo:rsid="0081483c" officeooo:paragraph-rsid="0081483c" style:font-name-asian="Georgia1" style:font-name-complex="Georgia1"/>
    </style:style>
    <style:style style:name="P80" style:family="paragraph" style:parent-style-name="Standard" style:list-style-name="L5">
      <style:paragraph-properties fo:text-align="justify" style:justify-single-word="false"/>
      <style:text-properties style:font-name="Georgia" officeooo:rsid="0023ad53" officeooo:paragraph-rsid="0084c783" style:font-name-asian="Georgia1" style:font-name-complex="Georgia1"/>
    </style:style>
    <style:style style:name="P81" style:family="paragraph" style:parent-style-name="Standard" style:list-style-name="L5">
      <style:paragraph-properties fo:text-align="justify" style:justify-single-word="false"/>
      <style:text-properties style:font-name="Georgia" officeooo:rsid="0023ad53" officeooo:paragraph-rsid="00891f49" style:font-name-asian="Georgia1" style:font-name-complex="Georgia1"/>
    </style:style>
    <style:style style:name="P82" style:family="paragraph" style:parent-style-name="Standard">
      <style:paragraph-properties fo:text-align="justify" style:justify-single-word="false"/>
      <style:text-properties style:font-name="Georgia" officeooo:rsid="0023ad53" officeooo:paragraph-rsid="0036d920" style:font-name-asian="Georgia1" style:font-name-complex="Georgia1"/>
    </style:style>
    <style:style style:name="P83" style:family="paragraph" style:parent-style-name="Standard">
      <style:paragraph-properties fo:text-align="justify" style:justify-single-word="false"/>
      <style:text-properties style:font-name="Georgia" officeooo:rsid="0023ad53" officeooo:paragraph-rsid="00584111" style:font-name-asian="Georgia1" style:font-name-complex="Georgia1"/>
    </style:style>
    <style:style style:name="P84" style:family="paragraph" style:parent-style-name="Standard">
      <style:paragraph-properties fo:text-align="justify" style:justify-single-word="false"/>
      <style:text-properties style:font-name="Georgia" officeooo:rsid="0023ad53" officeooo:paragraph-rsid="00e39ce6" style:font-name-asian="Georgia1" style:font-name-complex="Georgia1"/>
    </style:style>
    <style:style style:name="P85" style:family="paragraph" style:parent-style-name="Standard" style:list-style-name="L5">
      <style:paragraph-properties fo:text-align="justify" style:justify-single-word="false"/>
      <style:text-properties style:font-name="Georgia" officeooo:rsid="0086f312" officeooo:paragraph-rsid="00891f49" style:font-name-asian="Georgia1" style:font-name-complex="Georgia1"/>
    </style:style>
    <style:style style:name="P86" style:family="paragraph" style:parent-style-name="Standard">
      <style:paragraph-properties fo:text-align="justify" style:justify-single-word="false"/>
      <style:text-properties style:font-name="Georgia" officeooo:rsid="009291ad" officeooo:paragraph-rsid="00a43c57" style:font-name-asian="Georgia1" style:font-name-complex="Georgia1"/>
    </style:style>
    <style:style style:name="P87" style:family="paragraph" style:parent-style-name="Standard">
      <style:paragraph-properties fo:margin-left="1.27cm" fo:margin-right="0cm" fo:text-align="justify" style:justify-single-word="false" fo:text-indent="0cm" style:auto-text-indent="false"/>
      <style:text-properties style:font-name="Georgia" officeooo:rsid="009291ad" officeooo:paragraph-rsid="00a43c57" style:font-name-asian="Georgia1" style:font-name-complex="Georgia1"/>
    </style:style>
    <style:style style:name="P88" style:family="paragraph" style:parent-style-name="Standard" style:list-style-name="L6">
      <style:paragraph-properties fo:text-align="justify" style:justify-single-word="false"/>
      <style:text-properties style:font-name="Georgia" officeooo:rsid="009291ad" officeooo:paragraph-rsid="009291ad" style:font-name-asian="Georgia1" style:font-name-complex="Georgia1"/>
    </style:style>
    <style:style style:name="P89" style:family="paragraph" style:parent-style-name="Standard" style:list-style-name="L6">
      <style:paragraph-properties fo:text-align="justify" style:justify-single-word="false"/>
      <style:text-properties style:font-name="Georgia" officeooo:rsid="009291ad" officeooo:paragraph-rsid="0093b8fd" style:font-name-asian="Georgia1" style:font-name-complex="Georgia1"/>
    </style:style>
    <style:style style:name="P90" style:family="paragraph" style:parent-style-name="Standard">
      <style:paragraph-properties fo:margin-left="2.54cm" fo:margin-right="0cm" fo:text-align="justify" style:justify-single-word="false" fo:text-indent="0cm" style:auto-text-indent="false"/>
      <style:text-properties style:font-name="Georgia" officeooo:rsid="009ace1e" officeooo:paragraph-rsid="009ace1e" style:font-name-asian="Georgia1" style:font-name-complex="Georgia1"/>
    </style:style>
    <style:style style:name="P91" style:family="paragraph" style:parent-style-name="Standard">
      <style:paragraph-properties fo:margin-left="2.54cm" fo:margin-right="0cm" fo:text-align="justify" style:justify-single-word="false" fo:text-indent="0cm" style:auto-text-indent="false"/>
      <style:text-properties style:font-name="Georgia" officeooo:rsid="0093b8fd" officeooo:paragraph-rsid="009ace1e" style:font-name-asian="Georgia1" style:font-name-complex="Georgia1"/>
    </style:style>
    <style:style style:name="P92" style:family="paragraph" style:parent-style-name="Standard" style:list-style-name="L6">
      <style:paragraph-properties fo:text-align="justify" style:justify-single-word="false"/>
      <style:text-properties style:font-name="Georgia" officeooo:rsid="0093b8fd" officeooo:paragraph-rsid="0093b8fd" style:font-name-asian="Georgia1" style:font-name-complex="Georgia1"/>
    </style:style>
    <style:style style:name="P93" style:family="paragraph" style:parent-style-name="Standard">
      <style:paragraph-properties fo:margin-left="2.54cm" fo:margin-right="0cm" fo:text-align="justify" style:justify-single-word="false" fo:text-indent="0cm" style:auto-text-indent="false"/>
      <style:text-properties style:font-name="Georgia" officeooo:rsid="00b8c666" officeooo:paragraph-rsid="00b8f4a8" style:font-name-asian="Georgia1" style:font-name-complex="Georgia1"/>
    </style:style>
    <style:style style:name="P94" style:family="paragraph" style:parent-style-name="Standard">
      <style:paragraph-properties fo:margin-left="2.54cm" fo:margin-right="0cm" fo:text-align="justify" style:justify-single-word="false" fo:text-indent="0cm" style:auto-text-indent="false"/>
      <style:text-properties style:font-name="Georgia" officeooo:rsid="00b490f0" officeooo:paragraph-rsid="00b674ab" style:font-name-asian="Georgia1" style:font-name-complex="Georgia1"/>
    </style:style>
    <style:style style:name="P95" style:family="paragraph" style:parent-style-name="Standard">
      <style:paragraph-properties fo:margin-left="2.54cm" fo:margin-right="0cm" fo:text-align="justify" style:justify-single-word="false" fo:text-indent="0cm" style:auto-text-indent="false"/>
      <style:text-properties style:font-name="Georgia" officeooo:rsid="00b490f0" officeooo:paragraph-rsid="00b490f0" style:font-name-asian="Georgia1" style:font-name-complex="Georgia1"/>
    </style:style>
    <style:style style:name="P96" style:family="paragraph" style:parent-style-name="Standard" style:list-style-name="L6">
      <style:paragraph-properties fo:text-align="justify" style:justify-single-word="false"/>
      <style:text-properties style:font-name="Georgia" officeooo:rsid="0093ece6" officeooo:paragraph-rsid="0093ece6" style:font-name-asian="Georgia1" style:font-name-complex="Georgia1"/>
    </style:style>
    <style:style style:name="P97" style:family="paragraph" style:parent-style-name="Standard" style:list-style-name="L6">
      <style:paragraph-properties fo:text-align="justify" style:justify-single-word="false"/>
      <style:text-properties style:font-name="Georgia" officeooo:rsid="0093ece6" officeooo:paragraph-rsid="00a5d894" style:font-name-asian="Georgia1" style:font-name-complex="Georgia1"/>
    </style:style>
    <style:style style:name="P98" style:family="paragraph" style:parent-style-name="Standard" style:list-style-name="L6">
      <style:paragraph-properties fo:text-align="justify" style:justify-single-word="false"/>
      <style:text-properties style:font-name="Georgia" officeooo:rsid="00974aa4" officeooo:paragraph-rsid="00974aa4" style:font-name-asian="Georgia1" style:font-name-complex="Georgia1"/>
    </style:style>
    <style:style style:name="P99" style:family="paragraph" style:parent-style-name="Standard" style:list-style-name="L6">
      <style:paragraph-properties fo:text-align="justify" style:justify-single-word="false"/>
      <style:text-properties style:font-name="Georgia" officeooo:rsid="00aa6670" officeooo:paragraph-rsid="00aa6670" style:font-name-asian="Georgia1" style:font-name-complex="Georgia1"/>
    </style:style>
    <style:style style:name="P100" style:family="paragraph" style:parent-style-name="Standard" style:list-style-name="L6">
      <style:paragraph-properties fo:text-align="justify" style:justify-single-word="false"/>
      <style:text-properties style:font-name="Georgia" officeooo:rsid="00af5c22" officeooo:paragraph-rsid="00af5c22" style:font-name-asian="Georgia1" style:font-name-complex="Georgia1"/>
    </style:style>
    <style:style style:name="P101" style:family="paragraph" style:parent-style-name="Standard">
      <style:paragraph-properties fo:margin-left="2.54cm" fo:margin-right="0cm" fo:text-align="justify" style:justify-single-word="false" fo:text-indent="0cm" style:auto-text-indent="false"/>
      <style:text-properties style:font-name="Georgia" officeooo:rsid="00c13136" officeooo:paragraph-rsid="00c13136" style:font-name-asian="Georgia1" style:font-name-complex="Georgia1"/>
    </style:style>
    <style:style style:name="P102" style:family="paragraph" style:parent-style-name="Standard">
      <style:paragraph-properties fo:margin-left="3.81cm" fo:margin-right="0cm" fo:text-align="justify" style:justify-single-word="false" fo:text-indent="0cm" style:auto-text-indent="false"/>
      <style:text-properties style:font-name="Georgia" officeooo:rsid="00a5d894" officeooo:paragraph-rsid="00a5d894" style:font-name-asian="Georgia1" style:font-name-complex="Georgia1"/>
    </style:style>
    <style:style style:name="P103" style:family="paragraph" style:parent-style-name="Standard">
      <style:paragraph-properties fo:text-align="justify" style:justify-single-word="false"/>
      <style:text-properties style:font-name="Georgia" officeooo:rsid="00c43bd7" officeooo:paragraph-rsid="00c43bd7" style:font-name-asian="Georgia1" style:font-name-complex="Georgia1"/>
    </style:style>
    <style:style style:name="P104" style:family="paragraph" style:parent-style-name="Standard" style:list-style-name="L12">
      <style:paragraph-properties fo:text-align="justify" style:justify-single-word="false"/>
      <style:text-properties style:font-name="Georgia" officeooo:rsid="00c43bd7" officeooo:paragraph-rsid="00c43bd7" style:font-name-asian="Georgia1" style:font-name-complex="Georgia1"/>
    </style:style>
    <style:style style:name="P105" style:family="paragraph" style:parent-style-name="Standard" style:list-style-name="L13">
      <style:paragraph-properties fo:text-align="justify" style:justify-single-word="false"/>
      <style:text-properties style:font-name="Georgia" officeooo:rsid="00c43bd7" officeooo:paragraph-rsid="00c43bd7" style:font-name-asian="Georgia1" style:font-name-complex="Georgia1"/>
    </style:style>
    <style:style style:name="P106" style:family="paragraph" style:parent-style-name="Standard" style:list-style-name="L14">
      <style:paragraph-properties fo:text-align="justify" style:justify-single-word="false"/>
      <style:text-properties style:font-name="Georgia" officeooo:rsid="00c43bd7" officeooo:paragraph-rsid="00c43bd7" style:font-name-asian="Georgia1" style:font-name-complex="Georgia1"/>
    </style:style>
    <style:style style:name="P107" style:family="paragraph" style:parent-style-name="Standard">
      <style:paragraph-properties fo:text-align="justify" style:justify-single-word="false"/>
      <style:text-properties style:font-name="Georgia" officeooo:rsid="00c43bd7" officeooo:paragraph-rsid="00584111" style:font-name-asian="Georgia1" style:font-name-complex="Georgia1"/>
    </style:style>
    <style:style style:name="P108" style:family="paragraph" style:parent-style-name="Standard">
      <style:paragraph-properties fo:text-align="justify" style:justify-single-word="false"/>
      <style:text-properties style:font-name="Georgia" officeooo:rsid="00cb72b0" officeooo:paragraph-rsid="00cb72b0" style:font-name-asian="Georgia1" style:font-name-complex="Georgia1"/>
    </style:style>
    <style:style style:name="P109" style:family="paragraph" style:parent-style-name="Standard" style:list-style-name="L16">
      <style:paragraph-properties fo:text-align="justify" style:justify-single-word="false"/>
      <style:text-properties style:font-name="Georgia" officeooo:rsid="00cb72b0" officeooo:paragraph-rsid="00cb72b0" style:font-name-asian="Georgia1" style:font-name-complex="Georgia1"/>
    </style:style>
    <style:style style:name="P110" style:family="paragraph" style:parent-style-name="Standard" style:list-style-name="L16">
      <style:paragraph-properties fo:text-align="justify" style:justify-single-word="false"/>
      <style:text-properties style:font-name="Georgia" officeooo:rsid="00cbc929" officeooo:paragraph-rsid="00cbc929" style:font-name-asian="Georgia1" style:font-name-complex="Georgia1"/>
    </style:style>
    <style:style style:name="P111" style:family="paragraph" style:parent-style-name="Standard" style:list-style-name="L16">
      <style:paragraph-properties fo:text-align="justify" style:justify-single-word="false"/>
      <style:text-properties style:font-name="Georgia" officeooo:rsid="00cff554" officeooo:paragraph-rsid="00d24781" style:font-name-asian="Georgia1" style:font-name-complex="Georgia1"/>
    </style:style>
    <style:style style:name="P112" style:family="paragraph" style:parent-style-name="Standard">
      <style:paragraph-properties fo:text-align="justify" style:justify-single-word="false"/>
      <style:text-properties style:font-name="Georgia" officeooo:rsid="00d4d1d3" officeooo:paragraph-rsid="00d4d1d3" style:font-name-asian="Georgia1" style:font-name-complex="Georgia1"/>
    </style:style>
    <style:style style:name="P113" style:family="paragraph" style:parent-style-name="Standard" style:list-style-name="L18">
      <style:paragraph-properties fo:text-align="justify" style:justify-single-word="false"/>
      <style:text-properties style:font-name="Georgia" officeooo:rsid="00d4d1d3" officeooo:paragraph-rsid="00d4d1d3" style:font-name-asian="Georgia1" style:font-name-complex="Georgia1"/>
    </style:style>
    <style:style style:name="P114" style:family="paragraph" style:parent-style-name="Standard" style:list-style-name="L8">
      <style:paragraph-properties fo:text-align="justify" style:justify-single-word="false"/>
      <style:text-properties style:font-name="Georgia" officeooo:rsid="00d5ecb4" officeooo:paragraph-rsid="00d5ecb4" style:font-name-asian="Georgia1" style:font-name-complex="Georgia1"/>
    </style:style>
    <style:style style:name="P115" style:family="paragraph" style:parent-style-name="Standard" style:list-style-name="L9">
      <style:paragraph-properties fo:text-align="justify" style:justify-single-word="false"/>
      <style:text-properties style:font-name="Georgia" officeooo:rsid="00d6beed" officeooo:paragraph-rsid="00dd20c0" style:font-name-asian="Georgia1" style:font-name-complex="Georgia1"/>
    </style:style>
    <style:style style:name="P116" style:family="paragraph" style:parent-style-name="Standard" style:list-style-name="L11">
      <style:paragraph-properties fo:text-align="justify" style:justify-single-word="false"/>
      <style:text-properties style:font-name="Georgia" officeooo:rsid="00d7c9ad" officeooo:paragraph-rsid="00d7c9ad" style:font-name-asian="Georgia1" style:font-name-complex="Georgia1"/>
    </style:style>
    <style:style style:name="P117" style:family="paragraph" style:parent-style-name="Standard" style:list-style-name="L11">
      <style:paragraph-properties fo:text-align="justify" style:justify-single-word="false"/>
      <style:text-properties style:font-name="Georgia" officeooo:rsid="00d7c9ad" officeooo:paragraph-rsid="00dbcf8c" style:font-name-asian="Georgia1" style:font-name-complex="Georgia1"/>
    </style:style>
    <style:style style:name="P118" style:family="paragraph" style:parent-style-name="Standard" style:list-style-name="L10">
      <style:paragraph-properties fo:text-align="justify" style:justify-single-word="false"/>
      <style:text-properties style:font-name="Georgia" officeooo:rsid="00d7c9ad" officeooo:paragraph-rsid="00d7c9ad" style:font-name-asian="Georgia1" style:font-name-complex="Georgia1"/>
    </style:style>
    <style:style style:name="P119" style:family="paragraph" style:parent-style-name="Standard" style:list-style-name="L10">
      <style:paragraph-properties fo:text-align="justify" style:justify-single-word="false"/>
      <style:text-properties style:font-name="Georgia" officeooo:rsid="00d7c9ad" officeooo:paragraph-rsid="00e9db1d" style:font-name-asian="Georgia1" style:font-name-complex="Georgia1"/>
    </style:style>
    <style:style style:name="P120" style:family="paragraph" style:parent-style-name="Standard" style:list-style-name="L19">
      <style:paragraph-properties fo:text-align="justify" style:justify-single-word="false"/>
      <style:text-properties style:font-name="Georgia" officeooo:rsid="00d7c9ad" officeooo:paragraph-rsid="00de25a9" style:font-name-asian="Georgia1" style:font-name-complex="Georgia1"/>
    </style:style>
    <style:style style:name="P121" style:family="paragraph" style:parent-style-name="Standard" style:list-style-name="L11">
      <style:paragraph-properties fo:text-align="justify" style:justify-single-word="false"/>
      <style:text-properties style:font-name="Georgia" officeooo:rsid="00d8e3c8" officeooo:paragraph-rsid="00d8e3c8" style:font-name-asian="Georgia1" style:font-name-complex="Georgia1"/>
    </style:style>
    <style:style style:name="P122" style:family="paragraph" style:parent-style-name="Standard" style:list-style-name="L8">
      <style:paragraph-properties fo:text-align="justify" style:justify-single-word="false"/>
      <style:text-properties style:font-name="Georgia" officeooo:rsid="00dbcf8c" officeooo:paragraph-rsid="00dbcf8c" style:font-name-asian="Georgia1" style:font-name-complex="Georgia1"/>
    </style:style>
    <style:style style:name="P123" style:family="paragraph" style:parent-style-name="Standard" style:list-style-name="L19">
      <style:paragraph-properties fo:text-align="justify" style:justify-single-word="false"/>
      <style:text-properties style:font-name="Georgia" officeooo:rsid="00de25a9" officeooo:paragraph-rsid="00de25a9" style:font-name-asian="Georgia1" style:font-name-complex="Georgia1"/>
    </style:style>
    <style:style style:name="P124" style:family="paragraph" style:parent-style-name="Standard" style:list-style-name="L9">
      <style:paragraph-properties fo:text-align="justify" style:justify-single-word="false"/>
      <style:text-properties style:font-name="Georgia" officeooo:rsid="00e09486" officeooo:paragraph-rsid="00e09486" style:font-name-asian="Georgia1" style:font-name-complex="Georgia1"/>
    </style:style>
    <style:style style:name="P125" style:family="paragraph" style:parent-style-name="Standard">
      <style:paragraph-properties fo:margin-left="1.27cm" fo:margin-right="0cm" fo:text-align="justify" style:justify-single-word="false" fo:text-indent="0cm" style:auto-text-indent="false"/>
      <style:text-properties style:font-name="Georgia" officeooo:rsid="00e39ce6" officeooo:paragraph-rsid="00e39ce6" style:font-name-asian="Georgia1" style:font-name-complex="Georgia1"/>
    </style:style>
    <style:style style:name="P126" style:family="paragraph" style:parent-style-name="Standard" style:list-style-name="L6">
      <style:paragraph-properties fo:text-align="justify" style:justify-single-word="false"/>
      <style:text-properties style:font-name="Georgia" fo:font-style="normal" fo:font-weight="normal" officeooo:rsid="00974aa4" officeooo:paragraph-rsid="00974aa4" style:font-name-asian="Georgia1" style:font-style-asian="normal" style:font-weight-asian="normal" style:font-name-complex="Georgia1" style:font-style-complex="normal" style:font-weight-complex="normal"/>
    </style:style>
    <style:style style:name="P127" style:family="paragraph" style:parent-style-name="Standard" style:list-style-name="L6">
      <style:paragraph-properties fo:text-align="justify" style:justify-single-word="false"/>
      <style:text-properties style:font-name="Georgia" fo:font-style="italic" officeooo:rsid="00974aa4" officeooo:paragraph-rsid="00974aa4" style:font-name-asian="Georgia1" style:font-style-asian="italic" style:font-name-complex="Georgia1" style:font-style-complex="italic"/>
    </style:style>
    <style:style style:name="P128" style:family="paragraph" style:parent-style-name="Standard" style:master-page-name="First_20_Page">
      <style:paragraph-properties fo:text-align="center" style:justify-single-word="false" style:page-number="auto"/>
    </style:style>
    <style:style style:name="P129" style:family="paragraph" style:parent-style-name="Standard" style:list-style-name="L15">
      <style:paragraph-properties fo:text-align="justify" style:justify-single-word="false"/>
      <style:text-properties officeooo:paragraph-rsid="00ce676f"/>
    </style:style>
    <style:style style:name="P130" style:family="paragraph" style:parent-style-name="Standard">
      <style:paragraph-properties fo:text-align="justify" style:justify-single-word="false"/>
      <style:text-properties officeooo:rsid="00cbc929" officeooo:paragraph-rsid="00cbc929"/>
    </style:style>
    <style:style style:name="P131" style:family="paragraph" style:parent-style-name="Standard">
      <style:paragraph-properties fo:text-align="justify" style:justify-single-word="false"/>
      <style:text-properties officeooo:rsid="00ce676f" officeooo:paragraph-rsid="00ce676f"/>
    </style:style>
    <style:style style:name="P132" style:family="paragraph" style:parent-style-name="Standard" style:list-style-name="L17">
      <style:paragraph-properties fo:text-align="justify" style:justify-single-word="false"/>
      <style:text-properties officeooo:rsid="00ce676f" officeooo:paragraph-rsid="00ce676f"/>
    </style:style>
    <style:style style:name="P133" style:family="paragraph" style:parent-style-name="Standard" style:list-style-name="L17">
      <style:paragraph-properties fo:text-align="justify" style:justify-single-word="false"/>
      <style:text-properties officeooo:rsid="00d15a72" officeooo:paragraph-rsid="00d15a72"/>
    </style:style>
    <style:style style:name="P134" style:family="paragraph" style:parent-style-name="Standard" style:list-style-name="L17">
      <style:paragraph-properties fo:text-align="justify" style:justify-single-word="false"/>
      <style:text-properties officeooo:rsid="00d24781" officeooo:paragraph-rsid="00d24781"/>
    </style:style>
    <style:style style:name="P135" style:family="paragraph" style:parent-style-name="Standard">
      <style:paragraph-properties fo:text-align="justify" style:justify-single-word="false"/>
      <style:text-properties officeooo:rsid="00d24781" officeooo:paragraph-rsid="00d24781"/>
    </style:style>
    <style:style style:name="T1" style:family="text">
      <style:text-properties style:font-name="Georgia" style:font-name-asian="Georgia1" style:font-name-complex="Georgia1"/>
    </style:style>
    <style:style style:name="T2" style:family="text">
      <style:text-properties style:font-name="Georgia" officeooo:rsid="006004df" style:font-name-asian="Georgia1" style:font-name-complex="Georgia1"/>
    </style:style>
    <style:style style:name="T3" style:family="text">
      <style:text-properties style:font-name="Georgia" officeooo:rsid="003454c2" style:font-name-asian="Georgia1" style:font-name-complex="Georgia1"/>
    </style:style>
    <style:style style:name="T4" style:family="text">
      <style:text-properties style:font-name="Georgia" officeooo:rsid="0023ad53" style:font-name-asian="Georgia1" style:font-name-complex="Georgia1"/>
    </style:style>
    <style:style style:name="T5" style:family="text">
      <style:text-properties style:font-name="Georgia" officeooo:rsid="007302e9" style:font-name-asian="Georgia1" style:font-name-complex="Georgia1"/>
    </style:style>
    <style:style style:name="T6" style:family="text">
      <style:text-properties style:font-name="Georgia" officeooo:rsid="009291ad" style:font-name-asian="Georgia1" style:font-name-complex="Georgia1"/>
    </style:style>
    <style:style style:name="T7" style:family="text">
      <style:text-properties style:font-name="Georgia" officeooo:rsid="00a5d894" style:font-name-asian="Georgia1" style:font-name-complex="Georgia1"/>
    </style:style>
    <style:style style:name="T8" style:family="text">
      <style:text-properties style:font-name="Georgia" officeooo:rsid="00c916f0" style:font-name-asian="Georgia1" style:font-name-complex="Georgia1"/>
    </style:style>
    <style:style style:name="T9" style:family="text">
      <style:text-properties style:font-name="Georgia" officeooo:rsid="00cbc929" style:font-name-asian="Georgia1" style:font-name-complex="Georgia1"/>
    </style:style>
    <style:style style:name="T10" style:family="text">
      <style:text-properties style:font-name="Georgia" officeooo:rsid="00cbf508" style:font-name-asian="Georgia1" style:font-name-complex="Georgia1"/>
    </style:style>
    <style:style style:name="T11" style:family="text">
      <style:text-properties officeooo:rsid="00b46bd8"/>
    </style:style>
    <style:style style:name="T12" style:family="text">
      <style:text-properties officeooo:rsid="0033e01d"/>
    </style:style>
    <style:style style:name="T13" style:family="text">
      <style:text-properties officeooo:rsid="001dc34f"/>
    </style:style>
    <style:style style:name="T14" style:family="text">
      <style:text-properties officeooo:rsid="003d08c6"/>
    </style:style>
    <style:style style:name="T15" style:family="text">
      <style:text-properties officeooo:rsid="003a0c7e"/>
    </style:style>
    <style:style style:name="T16" style:family="text">
      <style:text-properties officeooo:rsid="007302e9"/>
    </style:style>
    <style:style style:name="T17" style:family="text">
      <style:text-properties officeooo:rsid="00737b66"/>
    </style:style>
    <style:style style:name="T18" style:family="text">
      <style:text-properties officeooo:rsid="00760303"/>
    </style:style>
    <style:style style:name="T19" style:family="text">
      <style:text-properties officeooo:rsid="007907ad"/>
    </style:style>
    <style:style style:name="T20" style:family="text">
      <style:text-properties officeooo:rsid="007acee9"/>
    </style:style>
    <style:style style:name="T21" style:family="text">
      <style:text-properties officeooo:rsid="007b05ca"/>
    </style:style>
    <style:style style:name="T22" style:family="text">
      <style:text-properties officeooo:rsid="007cd9ac"/>
    </style:style>
    <style:style style:name="T23" style:family="text">
      <style:text-properties officeooo:rsid="007ec799"/>
    </style:style>
    <style:style style:name="T24" style:family="text">
      <style:text-properties officeooo:rsid="0023ad53"/>
    </style:style>
    <style:style style:name="T25" style:family="text">
      <style:text-properties officeooo:rsid="007fe868"/>
    </style:style>
    <style:style style:name="T26" style:family="text">
      <style:text-properties officeooo:rsid="007fee7a"/>
    </style:style>
    <style:style style:name="T27" style:family="text">
      <style:text-properties officeooo:rsid="0081483c"/>
    </style:style>
    <style:style style:name="T28" style:family="text">
      <style:text-properties fo:font-weight="bold" style:font-weight-asian="bold" style:font-weight-complex="bold"/>
    </style:style>
    <style:style style:name="T29" style:family="text">
      <style:text-properties officeooo:rsid="008349d8"/>
    </style:style>
    <style:style style:name="T30" style:family="text">
      <style:text-properties officeooo:rsid="0084c783"/>
    </style:style>
    <style:style style:name="T31" style:family="text">
      <style:text-properties officeooo:rsid="0084cba0"/>
    </style:style>
    <style:style style:name="T32" style:family="text">
      <style:text-properties officeooo:rsid="0085ff79"/>
    </style:style>
    <style:style style:name="T33" style:family="text">
      <style:text-properties officeooo:rsid="00865728"/>
    </style:style>
    <style:style style:name="T34" style:family="text">
      <style:text-properties fo:font-style="italic" style:font-style-asian="italic" style:font-style-complex="italic"/>
    </style:style>
    <style:style style:name="T35" style:family="text">
      <style:text-properties fo:font-style="italic" officeooo:rsid="0093ece6" style:font-style-asian="italic" style:font-style-complex="italic"/>
    </style:style>
    <style:style style:name="T36" style:family="text">
      <style:text-properties fo:font-style="italic" officeooo:rsid="00a758b8" style:font-style-asian="italic" style:font-style-complex="italic"/>
    </style:style>
    <style:style style:name="T37" style:family="text">
      <style:text-properties fo:font-style="italic" officeooo:rsid="009291ad" style:font-style-asian="italic" style:font-style-complex="italic"/>
    </style:style>
    <style:style style:name="T38" style:family="text">
      <style:text-properties fo:font-style="italic" officeooo:rsid="00b81052" style:font-style-asian="italic" style:font-style-complex="italic"/>
    </style:style>
    <style:style style:name="T39" style:family="text">
      <style:text-properties fo:font-style="italic" officeooo:rsid="00b490f0" style:font-style-asian="italic" style:font-style-complex="italic"/>
    </style:style>
    <style:style style:name="T40" style:family="text">
      <style:text-properties fo:font-style="italic" officeooo:rsid="00b79252" style:font-style-asian="italic" style:font-style-complex="italic"/>
    </style:style>
    <style:style style:name="T41" style:family="text">
      <style:text-properties fo:font-style="italic" fo:font-weight="normal" officeooo:rsid="00865728" style:font-style-asian="italic" style:font-weight-asian="normal" style:font-style-complex="italic" style:font-weight-complex="normal"/>
    </style:style>
    <style:style style:name="T42" style:family="text">
      <style:text-properties fo:font-style="italic" fo:font-weight="normal" officeooo:rsid="00891f49" style:font-style-asian="italic" style:font-weight-asian="normal"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officeooo:rsid="00865728" style:font-style-asian="normal" style:font-style-complex="normal"/>
    </style:style>
    <style:style style:name="T45" style:family="text">
      <style:text-properties fo:font-style="normal" officeooo:rsid="00879215" style:font-style-asian="normal" style:font-style-complex="normal"/>
    </style:style>
    <style:style style:name="T46" style:family="text">
      <style:text-properties fo:font-style="normal" officeooo:rsid="00891f49" style:font-style-asian="normal" style:font-style-complex="normal"/>
    </style:style>
    <style:style style:name="T47" style:family="text">
      <style:text-properties fo:font-style="normal" officeooo:rsid="0086f312" style:font-style-asian="normal" style:font-style-complex="normal"/>
    </style:style>
    <style:style style:name="T48" style:family="text">
      <style:text-properties fo:font-style="normal" officeooo:rsid="00a6db68" style:font-style-asian="normal" style:font-style-complex="normal"/>
    </style:style>
    <style:style style:name="T49" style:family="text">
      <style:text-properties officeooo:rsid="008b750c"/>
    </style:style>
    <style:style style:name="T50" style:family="text">
      <style:text-properties officeooo:rsid="008d4a3c"/>
    </style:style>
    <style:style style:name="T51" style:family="text">
      <style:text-properties officeooo:rsid="008daf6d"/>
    </style:style>
    <style:style style:name="T52" style:family="text">
      <style:text-properties officeooo:rsid="009291ad"/>
    </style:style>
    <style:style style:name="T53" style:family="text">
      <style:text-properties officeooo:rsid="0093ece6"/>
    </style:style>
    <style:style style:name="T54" style:family="text">
      <style:text-properties officeooo:rsid="00958511"/>
    </style:style>
    <style:style style:name="T55" style:family="text">
      <style:text-properties officeooo:rsid="00967ee4"/>
    </style:style>
    <style:style style:name="T56" style:family="text">
      <style:text-properties officeooo:rsid="00974aa4"/>
    </style:style>
    <style:style style:name="T57" style:family="text">
      <style:text-properties officeooo:rsid="0098099d"/>
    </style:style>
    <style:style style:name="T58" style:family="text">
      <style:text-properties officeooo:rsid="009ace1e"/>
    </style:style>
    <style:style style:name="T59" style:family="text">
      <style:text-properties officeooo:rsid="009e8721"/>
    </style:style>
    <style:style style:name="T60" style:family="text">
      <style:text-properties officeooo:rsid="009fb209"/>
    </style:style>
    <style:style style:name="T61" style:family="text">
      <style:text-properties officeooo:rsid="00a12d0e"/>
    </style:style>
    <style:style style:name="T62" style:family="text">
      <style:text-properties officeooo:rsid="00a3dd06"/>
    </style:style>
    <style:style style:name="T63" style:family="text">
      <style:text-properties officeooo:rsid="00a43c57"/>
    </style:style>
    <style:style style:name="T64" style:family="text">
      <style:text-properties officeooo:rsid="00a8c98d"/>
    </style:style>
    <style:style style:name="T65" style:family="text">
      <style:text-properties officeooo:rsid="00aa4822"/>
    </style:style>
    <style:style style:name="T66" style:family="text">
      <style:text-properties officeooo:rsid="00ac41b1"/>
    </style:style>
    <style:style style:name="T67" style:family="text">
      <style:text-properties officeooo:rsid="00add732"/>
    </style:style>
    <style:style style:name="T68" style:family="text">
      <style:text-properties officeooo:rsid="00af5c22"/>
    </style:style>
    <style:style style:name="T69" style:family="text">
      <style:text-properties officeooo:rsid="00b490f0"/>
    </style:style>
    <style:style style:name="T70" style:family="text">
      <style:text-properties officeooo:rsid="00baee3f"/>
    </style:style>
    <style:style style:name="T71" style:family="text">
      <style:text-properties officeooo:rsid="00c12623"/>
    </style:style>
    <style:style style:name="T72" style:family="text">
      <style:text-properties officeooo:rsid="00c13136"/>
    </style:style>
    <style:style style:name="T73" style:family="text">
      <style:text-properties officeooo:rsid="00c2b0fb"/>
    </style:style>
    <style:style style:name="T74" style:family="text">
      <style:text-properties officeooo:rsid="00c43bd7"/>
    </style:style>
    <style:style style:name="T75" style:family="text">
      <style:text-properties officeooo:rsid="00cf1121"/>
    </style:style>
    <style:style style:name="T76" style:family="text">
      <style:text-properties officeooo:rsid="00d24781"/>
    </style:style>
    <style:style style:name="T77" style:family="text">
      <style:text-properties officeooo:rsid="00d5ecb4"/>
    </style:style>
    <style:style style:name="T78" style:family="text">
      <style:text-properties officeooo:rsid="00dbcf8c"/>
    </style:style>
    <style:style style:name="T79" style:family="text">
      <style:text-properties officeooo:rsid="00dc28e9"/>
    </style:style>
    <style:style style:name="T80" style:family="text">
      <style:text-properties officeooo:rsid="00dd20c0"/>
    </style:style>
    <style:style style:name="T81" style:family="text">
      <style:text-properties officeooo:rsid="00de25a9"/>
    </style:style>
    <style:style style:name="T82" style:family="text">
      <style:text-properties officeooo:rsid="00df7bcc"/>
    </style:style>
    <style:style style:name="T83" style:family="text">
      <style:text-properties officeooo:rsid="00e31045"/>
    </style:style>
    <style:style style:name="T84" style:family="text">
      <style:text-properties officeooo:rsid="00e39ce6"/>
    </style:style>
    <style:style style:name="T85" style:family="text">
      <style:text-properties officeooo:rsid="00e4b74e"/>
    </style:style>
    <style:style style:name="T86" style:family="text">
      <style:text-properties officeooo:rsid="00e63ea9"/>
    </style:style>
    <style:style style:name="T87" style:family="text">
      <style:text-properties officeooo:rsid="00e6a166"/>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504cm, 0cm, 0.827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pan text:style-name="T12">Compte-rendu de<text:line-break/>réunion – </text:span><text:span text:style-name="T16">Nouveau workflow et recherche documentaire</text:span></text:p>
      <text:p text:style-name="Standard"/>
      <text:p text:style-name="P44"><draw:frame draw:style-name="fr3" draw:name="image6.png" text:anchor-type="as-char" svg:y="-1.099cm" svg:width="10.601cm" svg:height="1.506cm" draw:z-index="18"><draw:image xlink:href="Pictures/100000000000062B0000011581575A5F73A5D6A4.png" xlink:type="simple" xlink:show="embed" xlink:actuate="onLoad" draw:mime-type="image/png"/></draw:frame></text:p>
      <text:p text:style-name="P3"/>
      <text:p text:style-name="P3"/>
      <text:p text:style-name="P46">🖋️ <text:span text:style-name="T1">Créateur : </text:span><text:span text:style-name="T3">Axel MOURILLON</text:span><text:span text:style-name="T1"> – </text:span><text:span text:style-name="T3">Chef de projet</text:span></text:p>
      <text:p text:style-name="P46">📅 <text:span text:style-name="T1">Date de Création : </text:span><text:span text:style-name="T5">04</text:span><text:span text:style-name="T1">/</text:span><text:span text:style-name="T5">01</text:span><text:span text:style-name="T1">/</text:span><text:span text:style-name="T3">2025</text:span></text:p>
      <text:p text:style-name="P3"/>
      <text:p text:style-name="P37">Membres présents :</text:p>
      <text:section text:style-name="Sect2" text:name="Section1">
        <text:list text:style-name="L1">
          <text:list-item>
            <text:p text:style-name="P67">Loïs ALLAIRE<text:tab/><text:tab/>OUI | NON</text:p>
          </text:list-item>
          <text:list-item>
            <text:p text:style-name="P67">Hugo CLAMOND<text:tab/>OUI | NON</text:p>
          </text:list-item>
          <text:list-item>
            <text:p text:style-name="P67">Axel MOURILLON<text:tab/>OUI | NON</text:p>
          </text:list-item>
          <text:list-item>
            <text:p text:style-name="P67">Arthur YANG<text:tab/><text:tab/>OUI | NON</text:p>
          </text:list-item>
        </text:list>
      </text:section>
      <text:p text:style-name="P46"/>
      <text:section text:style-name="Sect2" text:name="Section2">
        <text:p text:style-name="P49"><draw:frame draw:style-name="fr2" draw:name="Image2" text:anchor-type="as-char" svg:y="-0.728cm" svg:width="5.89cm" svg:height="1.669cm" draw:z-index="19"><draw:image xlink:href="Pictures/10000001000001F50000008E5E7BEE69BAE74E54.png" xlink:type="simple" xlink:show="embed" xlink:actuate="onLoad" draw:mime-type="image/png"/></draw:frame></text:p>
        <text:p text:style-name="P43"><draw:frame draw:style-name="fr1" draw:name="Image3" text:anchor-type="as-char" svg:y="-0.466cm" svg:width="6.246cm" svg:height="1.725cm" draw:z-index="20"><draw:image xlink:href="Pictures/10000001000002030000007F431994E204D99CAF.png" xlink:type="simple" xlink:show="embed" xlink:actuate="onLoad" draw:mime-type="image/png"/></draw:frame></text:p>
      </text:section>
      <text:p text:style-name="P50"/>
      <text:table-of-content text:style-name="Sect3"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3" text:name="Table of Contents1_Head">
            <text:p text:style-name="P57">Table des matières</text:p>
          </text:index-title>
          <text:p text:style-name="P55"><text:a xlink:type="simple" xlink:href="#__RefHeading___Toc397_377169772" text:style-name="Index_20_Link" text:visited-style-name="Index_20_Link">Table des figures<text:tab/>1</text:a></text:p>
          <text:p text:style-name="P55"><text:a xlink:type="simple" xlink:href="#__RefHeading___Toc395_377169772" text:style-name="Index_20_Link" text:visited-style-name="Index_20_Link">I. Revue de la nouvelle arborescence<text:tab/>2</text:a></text:p>
          <text:p text:style-name="P56"><text:a xlink:type="simple" xlink:href="#__RefHeading___Toc399_377169772" text:style-name="Index_20_Link" text:visited-style-name="Index_20_Link">A) Formatage des documents<text:tab/>2</text:a></text:p>
          <text:p text:style-name="P56"><text:a xlink:type="simple" xlink:href="#__RefHeading___Toc399_377169772%20Copie%201" text:style-name="Index_20_Link" text:visited-style-name="Index_20_Link">B) Mise à jour des workflow<text:tab/>2</text:a></text:p>
          <text:p text:style-name="P56"><text:a xlink:type="simple" xlink:href="#__RefHeading___Toc399_377169772%20Copie%203" text:style-name="Index_20_Link" text:visited-style-name="Index_20_Link">C) Structure de la nouvelle arborescence<text:tab/>3</text:a></text:p>
          <text:p text:style-name="P55"><text:a xlink:type="simple" xlink:href="#__RefHeading___Toc395_377169772%20Copie%201" text:style-name="Index_20_Link" text:visited-style-name="Index_20_Link">II. Publications pour nos réseaux sociaux<text:tab/>5</text:a></text:p>
          <text:p text:style-name="P56"><text:a xlink:type="simple" xlink:href="#__RefHeading___Toc399_377169772%20Copie%204" text:style-name="Index_20_Link" text:visited-style-name="Index_20_Link">A) Paragraphe 1<text:tab/>5</text:a></text:p>
          <text:p text:style-name="P56"><text:a xlink:type="simple" xlink:href="#__RefHeading___Toc399_377169772%20Copie%201%20Copie%201" text:style-name="Index_20_Link" text:visited-style-name="Index_20_Link">B) Paragraphe 2<text:tab/>5</text:a></text:p>
          <text:p text:style-name="P56"><text:a xlink:type="simple" xlink:href="#__RefHeading___Toc399_377169772%20Copie%203%20Copie%201" text:style-name="Index_20_Link" text:visited-style-name="Index_20_Link">C) Paragraphe 3<text:tab/>5</text:a></text:p>
          <text:p text:style-name="P55"><text:a xlink:type="simple" xlink:href="#__RefHeading___Toc395_377169772%20Copie%202" text:style-name="Index_20_Link" text:visited-style-name="Index_20_Link">III. Recherches documentaire : gestion des paiements<text:tab/>6</text:a></text:p>
          <text:p text:style-name="P56"><text:a xlink:type="simple" xlink:href="#__RefHeading___Toc399_377169772%20Copie%204%20Copie%201" text:style-name="Index_20_Link" text:visited-style-name="Index_20_Link">A) Présentation du document<text:tab/>6</text:a></text:p>
          <text:p text:style-name="P56"><text:a xlink:type="simple" xlink:href="#__RefHeading___Toc399_377169772%20Copie%201%20Copie%201%20Copie%201" text:style-name="Index_20_Link" text:visited-style-name="Index_20_Link">B) Remarques<text:tab/>6</text:a></text:p>
          <text:p text:style-name="P55"><text:a xlink:type="simple" xlink:href="#__RefHeading___Toc973_810300528" text:style-name="Index_20_Link" text:visited-style-name="Index_20_Link">IV. Points annexes<text:tab/>7</text:a></text:p>
          <text:p text:style-name="P55"><text:a xlink:type="simple" xlink:href="#__RefHeading___Toc395_377169772%20Copie%202%20Copie%202" text:style-name="Index_20_Link" text:visited-style-name="Index_20_Link">Prochaine réunion<text:tab/>8</text:a></text:p>
          <text:p text:style-name="P56"><text:a xlink:type="simple" xlink:href="#__RefHeading___Toc399_377169772%20Copie%202%20Copie%202" text:style-name="Index_20_Link" text:visited-style-name="Index_20_Link">Date<text:tab/>8</text:a></text:p>
          <text:p text:style-name="P56"><text:a xlink:type="simple" xlink:href="#__RefHeading___Toc552_377169772%20Copie%201%20Copie%202" text:style-name="Index_20_Link" text:visited-style-name="Index_20_Link">Ordre du jour<text:tab/>8</text:a></text:p>
          <text:p text:style-name="P56"><text:a xlink:type="simple" xlink:href="#__RefHeading___Toc552_377169772%20Copie%201%20Copie%202%20Copie%201" text:style-name="Index_20_Link" text:visited-style-name="Index_20_Link">Devoirs<text:tab/>8</text:a></text:p>
        </text:index-body>
      </text:table-of-content>
      <text:p text:style-name="P3"/>
      <text:p text:style-name="P3"/>
      <text:p text:style-name="P3"/>
      <text:p text:style-name="P47"><text:bookmark-start text:name="__RefHeading___Toc397_377169772"/><text:span text:style-name="T13">T</text:span>able des figures<text:bookmark-end text:name="__RefHeading___Toc397_377169772"/></text:p>
      <text:p text:style-name="P3"/>
      <text:illustration-index text:style-name="Sect3"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1"><text:a xlink:type="simple" xlink:href="#Figure!0%7Csequence" text:style-name="Index_20_Link" text:visited-style-name="Index_20_Link">Figure 1: Exemple de figure<text:tab/>3</text:a></text:p>
        </text:index-body>
      </text:illustration-index>
      <text:p text:style-name="P3"/>
      <text:p text:style-name="P3"/>
      <text:p text:style-name="P3"/>
      <text:p text:style-name="P3"/>
      <text:p text:style-name="P3"/>
      <text:p text:style-name="P3"/>
      <text:p text:style-name="P3"/>
      <text:p text:style-name="P3"/>
      <text:list xml:id="list207745660" text:style-name="L2">
        <text:list-item>
          <text:p text:style-name="P58"><text:bookmark-start text:name="__RefHeading___Toc395_377169772"/>Revue de la nouvelle arborescence<text:bookmark-end text:name="__RefHeading___Toc395_377169772"/></text:p>
        </text:list-item>
      </text:list>
      <text:p text:style-name="P5"/>
      <text:list xml:id="list3743603236" text:style-name="L3">
        <text:list-item>
          <text:p text:style-name="P62"><text:bookmark-start text:name="__RefHeading___Toc399_377169772"/>Formatage des documents<text:bookmark-end text:name="__RefHeading___Toc399_377169772"/></text:p>
        </text:list-item>
      </text:list>
      <text:p text:style-name="P5"/>
      <text:p text:style-name="P10"><text:span text:style-name="T20"><text:tab/>Les templates (ODT) ont été mis à jour de façon importantes de manières à réduire les bugs et amener de la cohérence dans leur fonctionnement. </text:span><text:span text:style-name="T21">En cas de bug, il faut se référer à la version PDF et essayer d’y ressembler le plus possible.</text:span></text:p>
      <text:p text:style-name="P10"><text:tab/><text:span text:style-name="T50">Dû à des imprévu plus important qu’anticipé, le formatage </text:span><text:span text:style-name="T51">des documents </text:span><text:span text:style-name="T50">n’est pas terminé. </text:span><text:span text:style-name="T51">Il est cependant très avancé.</text:span></text:p>
      <text:p text:style-name="P5"/>
      <text:p text:style-name="P11"/>
      <text:list xml:id="list183510367439660" text:continue-numbering="true" text:style-name="L3">
        <text:list-item>
          <text:p text:style-name="P63"><text:bookmark-start text:name="__RefHeading___Toc399_377169772 Copie 1"/>Mise à jour des workflow <text:bookmark-end text:name="__RefHeading___Toc399_377169772 Copie 1"/></text:p>
        </text:list-item>
      </text:list>
      <text:p text:style-name="P6"/>
      <text:p text:style-name="P13">Point<text:span text:style-name="T71">s</text:span> d’attention relatifs au traitement de texte et à la rédaction de documents :</text:p>
      <text:list text:style-name="L4">
        <text:list-item>
          <text:p text:style-name="P68"><text:span text:style-name="T22">N</text:span><text:span text:style-name="T25">e plus </text:span><text:span text:style-name="T22">de guillemets classique </text:span><text:span text:style-name="T25">(</text:span><text:span text:style-name="T22">« »</text:span><text:span text:style-name="T25">), mais plutôt des guillemets universels</text:span><text:span text:style-name="T22"> : "</text:span><text:span text:style-name="T31">test</text:span><text:span text:style-name="T23">"</text:span></text:p>
        </text:list-item>
        <text:list-item>
          <text:p text:style-name="P68"><text:span text:style-name="T25">Les l</text:span>ien<text:span text:style-name="T25">s</text:span> hypertexte propre et compressé</text:p>
          <text:p text:style-name="P68"><text:span text:style-name="T25">Pas de </text:span><text:a xlink:type="simple" xlink:href="https://www.youtube.com/" text:style-name="Internet_20_link" text:visited-style-name="Visited_20_Internet_20_Link"><text:span text:style-name="T25">https://www.youtube.com/</text:span></text:a><text:span text:style-name="T25">, mais plutôt </text:span><text:a xlink:type="simple" xlink:href="https://www.youtube.com/" text:style-name="Internet_20_link" text:visited-style-name="Visited_20_Internet_20_Link"><text:span text:style-name="T25">YouTube</text:span></text:a><text:span text:style-name="T25"> </text:span></text:p>
        </text:list-item>
        <text:list-item>
          <text:p text:style-name="P68">Écrire du code da<text:span text:style-name="T22">n</text:span>s un document : </text:p>
          <text:list>
            <text:list-item>
              <text:p text:style-name="P68"><text:span text:style-name="T25">P</text:span>rivilégié <text:span text:style-name="T25">une partie "A</text:span>nnexe<text:span text:style-name="T25">s" le plus possible, sinon </text:span><text:span text:style-name="T49">utiliser une</text:span><text:span text:style-name="T22"> "zone de texte"</text:span></text:p>
            </text:list-item>
            <text:list-item>
              <text:p text:style-name="P68"><text:span text:style-name="T25">P</text:span>olice : Consolas ;<text:tab/><text:span text:style-name="T29">t</text:span>aille : 8</text:p>
            </text:list-item>
            <text:list-item>
              <text:p text:style-name="P68"><text:span text:style-name="T25">P</text:span>as <text:span text:style-name="T25">d’accentuation des caractères :</text:span> gras / italique / souligner / etc</text:p>
            </text:list-item>
            <text:list-item>
              <text:p text:style-name="P69"><text:span text:style-name="T25">R</text:span>especter les indentations <text:span text:style-name="T25">et les lignes (le plus possible)</text:span></text:p>
            </text:list-item>
          </text:list>
        </text:list-item>
        <text:list-item>
          <text:p text:style-name="P77">Note plus généraliste</text:p>
          <text:list>
            <text:list-item>
              <text:p text:style-name="P69">Ne pas sur-utiliser l<text:span text:style-name="T26">es </text:span><text:span text:style-name="T25">accentuation</text:span><text:span text:style-name="T26">s</text:span><text:span text:style-name="T25"> des caractères : </text:span>gras / italique </text:p>
              <text:p text:style-name="P78">Si tout est "important", plus rien ne l’est vraiment</text:p>
            </text:list-item>
            <text:list-item>
              <text:p text:style-name="P70"><text:span text:style-name="T27">Rester f</text:span>lexibilité …</text:p>
              <text:p text:style-name="P79">Les templates sont jolies etc, mais ils sont des références avant tout. Modifier quelques légers détails intelligemment peuvent rehausser le niveau de finition des documents et les rendre plus agréables, cohérents et lisibles</text:p>
              <text:p text:style-name="P70"><text:span text:style-name="T27">Par exemple : r</text:span>éduire la police de 1 à 2 points ; sautez plus de lignes ; r<text:span text:style-name="T27">eformuler sur une seule ligne ; </text:span>etc</text:p>
            </text:list-item>
            <text:list-item>
              <text:p text:style-name="P70">… <text:span text:style-name="T27">tout conservant de la rigueur</text:span> : </text:p>
              <text:p text:style-name="P79">Étant donné l’ampleur du projet, il est nécessaire de faire preuve de <text:span text:style-name="T28">RIGUEUR</text:span></text:p>
              <text:list>
                <text:list-item>
                  <text:p text:style-name="P70">pas de majuscule <text:span text:style-name="T27">à des endroits inappropriés</text:span></text:p>
                </text:list-item>
                <text:list-item>
                  <text:p text:style-name="P71">faire des phrases</text:p>
                </text:list-item>
                <text:list-item>
                  <text:p text:style-name="P70">évitez les mots et les tournures de phrases familières</text:p>
                  <text:p text:style-name="P70"><text:span text:style-name="T27">Le mot d’ordre ici, c’est d’</text:span><text:span text:style-name="T28">être professionnel</text:span><text:span text:style-name="T27"> dans nos méthodes de travail</text:span></text:p>
                </text:list-item>
              </text:list>
            </text:list-item>
          </text:list>
        </text:list-item>
      </text:list>
      <text:p text:style-name="P14"/>
      <text:p text:style-name="P14">Sur un <text:span text:style-name="T30">aspect plus général :</text:span></text:p>
      <text:list xml:id="list1690937771" text:style-name="L5">
        <text:list-item>
          <text:p text:style-name="P80">Ne pas enregistrer les versions différentes des documents (Git le fait déjà)</text:p>
        </text:list-item>
        <text:list-item>
          <text:p text:style-name="P81"><text:span text:style-name="T30">R</text:span>ègles de nommages pour les fichiers : <text:span text:style-name="T41">Test</text:span><text:span text:style-name="T42">A-Faire_Vente_v1-5.pdf</text:span></text:p>
          <text:list>
            <text:list-item>
              <text:p text:style-name="P72"><text:span text:style-name="T24">Utiliser le nom du documents : i</text:span><text:span text:style-name="T32">l </text:span><text:span text:style-name="T24">doit tenir sur les lignes </text:span><text:span text:style-name="T32">prévues</text:span><text:span text:style-name="T24"> par le template </text:span><text:span text:style-name="T33">(p</text:span><text:span text:style-name="T30">eut être moins long</text:span><text:span text:style-name="T24">, mais </text:span><text:span text:style-name="T30">ne</text:span><text:span text:style-name="T24"> </text:span><text:span text:style-name="T30">peut </text:span><text:span text:style-name="T24">pas </text:span><text:span text:style-name="T30">être plus long</text:span><text:span text:style-name="T24">)</text:span></text:p>
            </text:list-item>
            <text:list-item>
              <text:p text:style-name="P85">Utiliser le format suivant : <text:span text:style-name="T44">Test</text:span><text:span text:style-name="T46">A-Faire_Vente</text:span></text:p>
              <text:p text:style-name="P85"><text:span text:style-name="T43">"-" </text:span><text:span text:style-name="T46">⇒</text:span><text:span text:style-name="T45"> les séparations </text:span><text:span text:style-name="T46">de</text:span><text:span text:style-name="T45"> la lisibilité ;</text:span><text:span text:style-name="T43"> "_" </text:span><text:span text:style-name="T46">⇒</text:span><text:span text:style-name="T45"> les séparations </text:span><text:span text:style-name="T46">de sens (</text:span><text:span text:style-name="T45">concept, </text:span><text:span text:style-name="T46">idée)</text:span></text:p>
            </text:list-item>
            <text:list-item>
              <text:p text:style-name="P72"><text:span text:style-name="T32">Ajouter la version à la fin, sous ce format :</text:span><text:span text:style-name="T24"> "_vX-Y"</text:span></text:p>
            </text:list-item>
          </text:list>
        </text:list-item>
      </text:list>
      <text:list xml:id="list183510793251546" text:continue-list="list183510367439660" text:style-name="L3">
        <text:list-item>
          <text:p text:style-name="P64"><text:bookmark-start text:name="__RefHeading___Toc399_377169772 Copie 3"/><text:soft-page-break/><text:span text:style-name="T17">Structure de la nouvelle</text:span> <text:span text:style-name="T17">arborescence</text:span><text:bookmark-end text:name="__RefHeading___Toc399_377169772 Copie 3"/></text:p>
        </text:list-item>
      </text:list>
      <text:p text:style-name="P6"/>
      <text:p text:style-name="P38">Proposition d’arborescence :</text:p>
      <text:p text:style-name="P39">Réo<text:span text:style-name="T70">r</text:span>ganisation des fichiers et dossiers existants</text:p>
      <text:p text:style-name="P86">wizards-n-dices/<text:span text:style-name="T6"/></text:p>
      <text:p text:style-name="P21"><text:span text:style-name="T61">_</text:span><text:span text:style-name="T63">fichiers_temporaires</text:span><text:span text:style-name="T56">/</text:span></text:p>
      <text:p text:style-name="P15"><text:span text:style-name="T58">Element</text:span><text:span text:style-name="T68">s</text:span><text:span text:style-name="T58">De</text:span>Communication/</text:p>
      <text:p text:style-name="P24">Carte<text:span text:style-name="T71">s</text:span>DePresentation/</text:p>
      <text:p text:style-name="P24">Logo<text:span text:style-name="T71">typage</text:span>/<text:span text:style-name="T6"/></text:p>
      <text:p text:style-name="P91">ReseauSociaux/</text:p>
      <text:p text:style-name="P15">Documentation/</text:p>
      <text:p text:style-name="P27">Administrative/</text:p>
      <text:p text:style-name="P27">Juridique/</text:p>
      <text:p text:style-name="P27">Recherche/</text:p>
      <text:p text:style-name="P28">Technique/</text:p>
      <text:p text:style-name="P102">Git<text:span text:style-name="T64">LFS/</text:span></text:p>
      <text:p text:style-name="P17">GestionDeProjet/<text:span text:style-name="T6"/></text:p>
      <text:p text:style-name="P23"><text:span text:style-name="T61">_</text:span>material<text:span text:style-name="T56">s/</text:span></text:p>
      <text:p text:style-name="P33"><text:span text:style-name="T62">C</text:span>harteGraphique/</text:p>
      <text:p text:style-name="P34">Document<text:span text:style-name="T69">s</text:span>GRETA-IUT/</text:p>
      <text:p text:style-name="P29">OutilsDeGestion/</text:p>
      <text:p text:style-name="P31"><text:span text:style-name="T61">_</text:span><text:span text:style-name="T55">material</text:span><text:span text:style-name="T56">s/</text:span></text:p>
      <text:p text:style-name="P31">CadrageJalon7a9.pdf</text:p>
      <text:p text:style-name="P26">Planning<text:span text:style-name="T59">Pr</text:span><text:span text:style-name="T60">e</text:span><text:span text:style-name="T59">visi</text:span>onnel.gan</text:p>
      <text:p text:style-name="P28"><text:span text:style-name="T65">RendusDe</text:span>Jalons/</text:p>
      <text:p text:style-name="P32">FicheProjetTutore/</text:p>
      <text:p text:style-name="P32">PitchPublic/</text:p>
      <text:p text:style-name="P33">UtiliserGit.pdf</text:p>
      <text:p text:style-name="P25">PlanningOrganisationnel.gan</text:p>
      <text:p text:style-name="P30">SyntheseDesMethodesDeTravail.pdf</text:p>
      <text:p text:style-name="P17">Reunions/</text:p>
      <text:p text:style-name="P22"><text:span text:style-name="T61">_</text:span>material<text:span text:style-name="T56">s/</text:span></text:p>
      <text:p text:style-name="P21">Template<text:span text:style-name="T68">s</text:span>/</text:p>
      <text:p text:style-name="P21">.<text:span text:style-name="T67">gitignore</text:span></text:p>
      <text:p text:style-name="P35">README.md</text:p>
      <text:p text:style-name="P16"/>
      <text:p text:style-name="P40">Dossier<text:span text:style-name="T72">s</text:span> pour organisation future</text:p>
      <text:p text:style-name="P18">wizards-n-dices/</text:p>
      <text:p text:style-name="P19">Documentation/</text:p>
      <text:p text:style-name="P94">Securite/<text:tab/><text:span text:style-name="T34">pour les </text:span><text:span text:style-name="T38">documents de </text:span><text:span text:style-name="T34">PRA/PCA, sécurité des stocks, etc.</text:span></text:p>
      <text:p text:style-name="P101"><text:span text:style-name="T43">Procedures/</text:span></text:p>
      <text:p text:style-name="P20">GestionDeProjet/</text:p>
      <text:p text:style-name="P93">CharteInformatique/</text:p>
      <text:p text:style-name="P20"><text:span text:style-name="T69">Infrastructure/<text:tab/></text:span><text:span text:style-name="T39">pour les </text:span><text:span text:style-name="T40">fichiers de conf, pages de code</text:span><text:span text:style-name="T39">, etc.</text:span></text:p>
      <text:p text:style-name="P36">Routeurs/</text:p>
      <text:p text:style-name="P36">Serveurs/</text:p>
      <text:p text:style-name="P36">SiteWeb/</text:p>
      <text:p text:style-name="P101">Virtualisation/</text:p>
      <text:p text:style-name="P38"><text:soft-page-break/>Remarques :</text:p>
      <text:list text:style-name="L6">
        <text:list-item>
          <text:p text:style-name="P88">Interdiction de "TEMP" :</text:p>
          <text:p text:style-name="P89">Les dossiers et les fichiers doivent avoir des noms explicites au moment des "push"</text:p>
        </text:list-item>
        <text:list-item>
          <text:p text:style-name="P92">Nommage des <text:span text:style-name="T52">dossiers </text:span> : <text:span text:style-name="T35">DossierFormate</text:span><text:span text:style-name="T36">/</text:span></text:p>
          <text:list>
            <text:list-item>
              <text:p text:style-name="P92">Majuscule en début de chaque mot</text:p>
            </text:list-item>
            <text:list-item>
              <text:p text:style-name="P92">Minuscules partout <text:span text:style-name="T53">ailleurs</text:span></text:p>
            </text:list-item>
            <text:list-item>
              <text:p text:style-name="P96">Pas d’espace<text:span text:style-name="T54">s</text:span></text:p>
            </text:list-item>
            <text:list-item>
              <text:p text:style-name="P97">Pas de caractères accentués</text:p>
            </text:list-item>
            <text:list-item>
              <text:p text:style-name="P97"><text:span text:style-name="T47">"-" <text:tab/></text:span><text:span text:style-name="T46">⇒</text:span><text:span text:style-name="T45"> séparations </text:span><text:span text:style-name="T46">de</text:span><text:span text:style-name="T45"> la lisibilité</text:span></text:p>
            </text:list-item>
            <text:list-item>
              <text:p text:style-name="P97"><text:span text:style-name="T47">"_" </text:span><text:span text:style-name="T46">⇒</text:span><text:span text:style-name="T45"> séparations </text:span><text:span text:style-name="T46">de sens (</text:span><text:span text:style-name="T45">concept</text:span><text:span text:style-name="T48">s</text:span><text:span text:style-name="T45">, </text:span><text:span text:style-name="T46">idée</text:span><text:span text:style-name="T48">s</text:span><text:span text:style-name="T46">, </text:span><text:span text:style-name="T48">etc</text:span><text:span text:style-name="T46">)</text:span></text:p>
            </text:list-item>
          </text:list>
        </text:list-item>
        <text:list-item>
          <text:p text:style-name="P98">"<text:span text:style-name="T72">_</text:span>materials" et micro organisation</text:p>
          <text:list>
            <text:list-item>
              <text:p text:style-name="P98">Privilégier l’utilisation de dossiers "<text:span text:style-name="T61">_</text:span>materials" pour les dépendances des fichiers (image, brouillon à conserver, etc.)</text:p>
            </text:list-item>
            <text:list-item>
              <text:p text:style-name="P98">Une fois un travail terminé, ou sur lequel il n’y aura plus d’efforts avant un certain temps, nettoyer le dossier "materials" s’il existe</text:p>
            </text:list-item>
            <text:list-item>
              <text:p text:style-name="P98">Enregistrer la version finale du travail au même niveau que le "materials"</text:p>
              <text:p text:style-name="P126">Exempl<text:span text:style-name="T57">e :</text:span></text:p>
              <text:list>
                <text:list-item>
                  <text:list>
                    <text:list-header>
                      <text:p text:style-name="P127">DossierExemple/</text:p>
                      <text:list>
                        <text:list-header>
                          <text:p text:style-name="P127"><text:span text:style-name="T73">_</text:span>materials/</text:p>
                          <text:p text:style-name="P127">FichierFinal.pdf</text:p>
                          <text:p text:style-name="P127">ImageFinale.png</text:p>
                        </text:list-header>
                      </text:list>
                    </text:list-header>
                  </text:list>
                </text:list-item>
              </text:list>
            </text:list-item>
          </text:list>
        </text:list-item>
        <text:list-item>
          <text:p text:style-name="P99">Si vous créer un dossier vide en prévision pour des fichiers futurs, créer "placeholder.txt" <text:span text:style-name="T66">(ne rien écrire dedans)</text:span></text:p>
        </text:list-item>
        <text:list-item>
          <text:p text:style-name="P100">Ne rien ajouter au premier niveau de l’arborescence (<text:span text:style-name="T37">wizards-n-dices/</text:span>) sans consulter le groupe </text:p>
        </text:list-item>
      </text:list>
      <text:p text:style-name="P4"/>
      <text:p text:style-name="P48"/>
      <text:list xml:id="list183511234037538" text:continue-list="list207745660" text:style-name="L2">
        <text:list-item>
          <text:p text:style-name="P59"><text:bookmark-start text:name="__RefHeading___Toc395_377169772 Copie 1"/>Publications pour nos réseaux <text:tab/>sociaux<text:bookmark-end text:name="__RefHeading___Toc395_377169772 Copie 1"/></text:p>
        </text:list-item>
      </text:list>
      <text:p text:style-name="P7"/>
      <text:list xml:id="list183509601262359" text:continue-list="list183510793251546" text:style-name="L3">
        <text:list-item text:start-value="1">
          <text:p text:style-name="P66"><text:bookmark-start text:name="__RefHeading___Toc399_377169772 Copie 4"/>Comptes<text:bookmark-end text:name="__RefHeading___Toc399_377169772 Copie 4"/></text:p>
        </text:list-item>
      </text:list>
      <text:p text:style-name="P6"/>
      <text:p text:style-name="P103"><text:span text:style-name="T86">C</text:span>omptes <text:span text:style-name="T87">ouverts et </text:span>validés :</text:p>
      <text:list text:style-name="L12">
        <text:list-item>
          <text:p text:style-name="P104">X</text:p>
        </text:list-item>
        <text:list-item>
          <text:p text:style-name="P104">YouTube </text:p>
        </text:list-item>
        <text:list-item>
          <text:p text:style-name="P104">TikTok</text:p>
        </text:list-item>
        <text:list-item>
          <text:p text:style-name="P104">Instagram</text:p>
        </text:list-item>
      </text:list>
      <text:p text:style-name="P103"/>
      <text:p text:style-name="P103"><text:span text:style-name="T86">C</text:span>ompte <text:span text:style-name="T86">ouvert puis </text:span>bloqué <text:span text:style-name="T86">par l’éditeur</text:span> :</text:p>
      <text:list text:style-name="L13">
        <text:list-item>
          <text:p text:style-name="P105">Link<text:span text:style-name="T86">ed</text:span>in</text:p>
        </text:list-item>
      </text:list>
      <text:p text:style-name="P103"/>
      <text:p text:style-name="P103"><text:span text:style-name="T86">Comptes à ouvrir</text:span> :</text:p>
      <text:list xml:id="list3776013995" text:style-name="L14">
        <text:list-item>
          <text:p text:style-name="P106">BlueSky</text:p>
        </text:list-item>
        <text:list-item>
          <text:p text:style-name="P106">Facebook</text:p>
        </text:list-item>
      </text:list>
      <text:p text:style-name="P6"/>
      <text:p text:style-name="P6"/>
      <text:list xml:id="list183511176967930" text:continue-list="list183509601262359" text:style-name="L3">
        <text:list-item>
          <text:p text:style-name="P64"><text:bookmark-start text:name="__RefHeading___Toc399_377169772 Copie 1 Copie 1"/>P<text:span text:style-name="T74">ublication</text:span><text:span text:style-name="T85">s</text:span><text:span text:style-name="T74"> </text:span><text:span text:style-name="T85">préparées</text:span><text:bookmark-end text:name="__RefHeading___Toc399_377169772 Copie 1 Copie 1"/></text:p>
        </text:list-item>
      </text:list>
      <text:p text:style-name="P6"/>
      <text:p text:style-name="P103">Logo <text:span text:style-name="T85">et présentation de Wizards and Dice</text:span></text:p>
      <text:p text:style-name="P103"/>
      <text:p text:style-name="P103">Présentation de l’équipe</text:p>
      <text:p text:style-name="P103"/>
      <text:p text:style-name="P103">Extrait v<text:span text:style-name="T85">idéo </text:span>du pitch </text:p>
      <text:p text:style-name="P6"/>
      <text:p text:style-name="P6"/>
      <text:p text:style-name="P5"/>
      <text:p text:style-name="P5"/>
      <text:p text:style-name="P5"/>
      <text:list xml:id="list183510550951181" text:continue-list="list183511234037538" text:style-name="L2">
        <text:list-item>
          <text:p text:style-name="P60"><text:bookmark-start text:name="__RefHeading___Toc395_377169772 Copie 2"/><text:span text:style-name="T18">R</text:span>echerches <text:span text:style-name="T18">documentaire</text:span> : gestion <text:tab/>des paiements<text:bookmark-end text:name="__RefHeading___Toc395_377169772 Copie 2"/></text:p>
        </text:list-item>
      </text:list>
      <text:p text:style-name="P8"/>
      <text:list xml:id="list183511164509105" text:continue-list="list183511176967930" text:style-name="L3">
        <text:list-item text:start-value="1">
          <text:p text:style-name="P65"><text:bookmark-start text:name="__RefHeading___Toc399_377169772 Copie 4 Copie 1"/>Présentation du document<text:bookmark-end text:name="__RefHeading___Toc399_377169772 Copie 4 Copie 1"/></text:p>
        </text:list-item>
      </text:list>
      <text:p text:style-name="P8"/>
      <text:p text:style-name="P130"><text:span text:style-name="T8">O</text:span><text:span text:style-name="T1">ptions disponibles</text:span></text:p>
      <text:list text:style-name="L15">
        <text:list-item>
          <text:p text:style-name="P129"><text:span text:style-name="T8">Méthodes de paiement </text:span></text:p>
        </text:list-item>
        <text:list-item>
          <text:p text:style-name="P129"><text:span text:style-name="T9">Intégrations techniques</text:span></text:p>
        </text:list-item>
        <text:list-item>
          <text:p text:style-name="P129"><text:span text:style-name="T9">C</text:span><text:span text:style-name="T10">ôté client</text:span></text:p>
        </text:list-item>
      </text:list>
      <text:p text:style-name="P131"><text:span text:style-name="T10">S</text:span><text:span text:style-name="T1">écurité des transactions</text:span></text:p>
      <text:list text:style-name="L17">
        <text:list-item>
          <text:p text:style-name="P132"><text:span text:style-name="T1">Litiges et remboursements</text:span></text:p>
        </text:list-item>
        <text:list-item>
          <text:p text:style-name="P133"><text:span text:style-name="T1">Fraude et vérifications</text:span></text:p>
        </text:list-item>
        <text:list-item>
          <text:p text:style-name="P134"><text:span text:style-name="T1">Conformité</text:span></text:p>
        </text:list-item>
      </text:list>
      <text:p text:style-name="P135"><text:span text:style-name="T1"/></text:p>
      <text:p text:style-name="P8"/>
      <text:p text:style-name="P8"/>
      <text:list xml:id="list183510843399909" text:continue-list="list183511164509105" text:style-name="L3">
        <text:list-item>
          <text:p text:style-name="P65"><text:bookmark-start text:name="__RefHeading___Toc399_377169772 Copie 1 Copie 1 Copie 1"/>Remarques<text:bookmark-end text:name="__RefHeading___Toc399_377169772 Copie 1 Copie 1 Copie 1"/></text:p>
        </text:list-item>
      </text:list>
      <text:p text:style-name="P8"/>
      <text:p text:style-name="P83"><text:span text:style-name="T84">La partie "</text:span>III. Communication sur les moyens de paiement<text:span text:style-name="T84">"</text:span> manque <text:span text:style-name="T84">un peu de</text:span> profondeur</text:p>
      <text:p text:style-name="P83"/>
      <text:p text:style-name="P84"><text:span text:style-name="T84">Attention à l’accentuation des caractères pour les prochains documents :</text:span> résonne<text:span text:style-name="T84">r</text:span> l'utilisation du gras et des autres moyens de mettre en valeur le texte</text:p>
      <text:p text:style-name="P125">⇒ Si tout est important, rien ne l’est vraiment</text:p>
      <text:p text:style-name="P84"/>
      <text:p text:style-name="P84"><text:span text:style-name="T84">Attention</text:span> au "listing" <text:span text:style-name="T84">pour les prochains documents :</text:span> ça devient difficile à lire</text:p>
      <text:p text:style-name="P8"/>
      <text:p text:style-name="P8"/>
      <text:p text:style-name="P8"/>
      <text:list xml:id="list183509634214388" text:continue-list="list183510550951181" text:style-name="L2">
        <text:list-item>
          <text:p text:style-name="P61"><text:bookmark-start text:name="__RefHeading___Toc973_810300528"/>Points annexes<text:bookmark-end text:name="__RefHeading___Toc973_810300528"/></text:p>
        </text:list-item>
      </text:list>
      <text:p text:style-name="P8"/>
      <text:p text:style-name="P112">Affiche V1 :</text:p>
      <text:list xml:id="list3466460504" text:style-name="L18">
        <text:list-item>
          <text:p text:style-name="P113">Très <text:span text:style-name="T83">sympa</text:span> <text:span text:style-name="T83">dans l’ensemble</text:span></text:p>
        </text:list-item>
        <text:list-item>
          <text:p text:style-name="P113">Quelques retouches <text:span text:style-name="T83">mentionnées à l’oral</text:span></text:p>
        </text:list-item>
      </text:list>
      <text:p text:style-name="P8"/>
      <text:p text:style-name="P108">Technique :</text:p>
      <text:list xml:id="list3463650942" text:style-name="L16">
        <text:list-item>
          <text:p text:style-name="P109">CMS utilisé : WordPress + WooCommerce</text:p>
          <text:p text:style-name="P110">Prestatashop est trop centré sur le e-commerce, et contraignant pour d’autres <text:span text:style-name="T75">fonctionnalité</text:span></text:p>
        </text:list-item>
        <text:list-item>
          <text:p text:style-name="P111">Nommage des serveurs / machines</text:p>
          <text:list>
            <text:list-item>
              <text:p text:style-name="P111"><text:span text:style-name="T76">SRV-PVE-AARD</text:span></text:p>
            </text:list-item>
            <text:list-item>
              <text:p text:style-name="P111"><text:span text:style-name="T76">SRV-PVE-DRYN</text:span></text:p>
            </text:list-item>
          </text:list>
        </text:list-item>
      </text:list>
      <text:p text:style-name="P8"/>
      <text:p text:style-name="P107"/>
      <text:p text:style-name="P52"><text:bookmark-start text:name="__RefHeading___Toc395_377169772 Copie 2 Copie 2"/>Prochaine réunion<text:bookmark-end text:name="__RefHeading___Toc395_377169772 Copie 2 Copie 2"/></text:p>
      <text:p text:style-name="P9"/>
      <text:p text:style-name="P53"><text:bookmark-start text:name="__RefHeading___Toc399_377169772 Copie 2 Copie 2"/>Date<text:bookmark-end text:name="__RefHeading___Toc399_377169772 Copie 2 Copie 2"/></text:p>
      <text:p text:style-name="P9"/>
      <text:p text:style-name="P54"><text:span text:style-name="T14">S</text:span><text:span text:style-name="T15">amedi </text:span><text:span text:style-name="T19">11 janvier 2025</text:span><text:span text:style-name="T15">, </text:span><text:span text:style-name="T14">de 14h30 à 16h30</text:span></text:p>
      <text:p text:style-name="P9"/>
      <text:p text:style-name="P9"/>
      <text:p text:style-name="P53"><text:bookmark-start text:name="__RefHeading___Toc552_377169772 Copie 1 Copie 2"/>Ordre du jour<text:bookmark-end text:name="__RefHeading___Toc552_377169772 Copie 1 Copie 2"/></text:p>
      <text:list xml:id="list3473001156" text:style-name="L19">
        <text:list-header>
          <text:p text:style-name="P75"/>
        </text:list-header>
      </text:list>
      <text:p text:style-name="P76"><text:span text:style-name="T77">Point d’étapes : </text:span><text:span text:style-name="T78">avancé de la documentation</text:span></text:p>
      <text:list xml:id="list183510451483657" text:continue-numbering="true" text:style-name="L19">
        <text:list-item>
          <text:p text:style-name="P123">Revue de la synthèse de documentation sur les aspects légaux et administratifs</text:p>
        </text:list-item>
        <text:list-item>
          <text:p text:style-name="P120"><text:span text:style-name="T81">Revue de la synthèse </text:span><text:span text:style-name="T78">de la documentation sur les points de sécurité critique</text:span></text:p>
        </text:list-item>
        <text:list-item>
          <text:p text:style-name="P123">Suite du travail documentaire et du projet dans son ensemble</text:p>
        </text:list-item>
      </text:list>
      <text:p text:style-name="P9"/>
      <text:p text:style-name="P9"/>
      <text:p text:style-name="P53"><text:bookmark-start text:name="__RefHeading___Toc552_377169772 Copie 1 Copie 2 Copie 1"/>Devoirs<text:bookmark-end text:name="__RefHeading___Toc552_377169772 Copie 1 Copie 2 Copie 1"/></text:p>
      <text:p text:style-name="P9"/>
      <text:p text:style-name="P82">Loïs :<text:span text:style-name="T4"/></text:p>
      <text:list xml:id="list786402117" text:style-name="L8">
        <text:list-item>
          <text:p text:style-name="P114">Commencer <text:span text:style-name="T78">à établir une </text:span>liste <text:span text:style-name="T81">exhaustives</text:span> <text:span text:style-name="T81">des </text:span><text:span text:style-name="T82">produits à proposer</text:span></text:p>
        </text:list-item>
        <text:list-item>
          <text:p text:style-name="P122">Ajuster l’affiche par rapport aux remarques de la réunion</text:p>
        </text:list-item>
      </text:list>
      <text:p text:style-name="P12">Arthur :</text:p>
      <text:list xml:id="list3293473155" text:style-name="L9">
        <text:list-item>
          <text:p text:style-name="P115"><text:span text:style-name="T78">Finir la rédaction de la</text:span> synthèse de <text:span text:style-name="T78">documentation sur les </text:span><text:span text:style-name="T80">aspects légaux et administratifs</text:span></text:p>
        </text:list-item>
        <text:list-item>
          <text:p text:style-name="P124">Documenter le contenu des comptes de réseaux sociaux</text:p>
        </text:list-item>
      </text:list>
      <text:p text:style-name="P12">Hugo :</text:p>
      <text:list text:style-name="L10">
        <text:list-item>
          <text:p text:style-name="P118"><text:span text:style-name="T78">Finir la rédaction de la documentation sur les points de sécurité critique</text:span></text:p>
        </text:list-item>
      </text:list>
      <text:p text:style-name="P12">Axel :</text:p>
      <text:list xml:id="list3655015016" text:style-name="L11">
        <text:list-item>
          <text:p text:style-name="P116"><text:span text:style-name="T78">Pr</text:span>épa<text:span text:style-name="T78">rer</text:span> <text:span text:style-name="T78">le </text:span>point étape</text:p>
        </text:list-item>
        <text:list-item>
          <text:p text:style-name="P117"><text:span text:style-name="T78">Aider à la rédaction de la documentation sur les points de sécurité critique</text:span></text:p>
        </text:list-item>
        <text:list-item>
          <text:p text:style-name="P121"><text:span text:style-name="T79">F</text:span>inir <text:span text:style-name="T79">le </text:span>formatage <text:span text:style-name="T79">des documents et la refonte de l’</text:span>arborescence</text:p>
        </text:list-item>
      </text:list>
      <text:p text:style-name="P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6004df"/>
    </style:style>
    <style:style style:name="MP2" style:family="paragraph" style:parent-style-name="Standard">
      <style:text-properties style:font-name="Georgia" officeooo:rsid="003454c2" officeooo:paragraph-rsid="006004df" style:font-name-asian="Georgia1" style:font-name-complex="Georgia1"/>
    </style:style>
    <style:style style:name="MP3" style:family="paragraph" style:parent-style-name="Standard">
      <style:paragraph-properties fo:margin-left="0cm" fo:margin-right="0cm" fo:text-align="end" style:justify-single-word="false"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Georgia" officeooo:rsid="006004df" style:font-name-asian="Georgia1" style:font-name-complex="Georgia1"/>
    </style:style>
    <style:style style:name="MT2" style:family="text">
      <style:text-properties style:font-name="Georgia" style:font-name-asian="Georgia1" style:font-name-complex="Georgia1"/>
    </style:style>
    <style:style style:name="MT3" style:family="text">
      <style:text-properties officeooo:rsid="00b46bd8"/>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1" fo:column-gap="0cm"/>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section text:style-name="MSect1" text:name="Section3">
          <text:p text:style-name="MP1"><text:span text:style-name="MT1">W</text:span><text:span text:style-name="MT2">izards &amp; Dice</text:span><draw:frame draw:style-name="Mfr1" draw:name="image3.png" text:anchor-type="char" svg:x="10.515cm" svg:y="-0.912cm" svg:width="7.555cm" svg:height="1.857cm" draw:z-index="2"><draw:image xlink:href="Pictures/10000000000004030000011A2B7FA017DDC64D01.png" xlink:type="simple" xlink:show="embed" xlink:actuate="onLoad" draw:mime-type="image/png"/></draw:frame></text:p>
          <text:p text:style-name="MP2">Nouveau workflow et recherche documentaire</text:p>
        </text:section>
      </style:header>
      <style:footer>
        <text:p text:style-name="MP3"><draw:frame draw:style-name="Mfr2" draw:name="image4.png" text:anchor-type="char" svg:x="-1.154cm" svg:y="-0.46cm" svg:width="11.947cm" svg:height="1.891cm" draw:z-index="10"><draw:image xlink:href="Pictures/100000000000044E000000ADE9B20DD971A4C636.png" xlink:type="simple" xlink:show="embed" xlink:actuate="onLoad" draw:mime-type="image/png"/></draw:frame><text:page-number text:select-page="current">6</text:page-number><text:s/>/ <text:span text:style-name="MT3">8</text:span></text:p>
      </style:footer>
    </style:master-page>
    <style:master-page style:name="First_20_Page" style:display-name="First Page" style:page-layout-name="Mpm1" draw:style-name="Mdp1" style:next-style-name="Standard">
      <style:header>
        <text:p text:style-name="MP4"><draw:frame draw:style-name="Mfr3" draw:name="image7.png" text:anchor-type="char" svg:x="-6.853cm" svg:y="-1.27cm" svg:width="27.293cm" svg:height="14.406cm" draw:z-index="0"><draw:image xlink:href="Pictures/10000001000005FE0000033D2BE6EF261FCC57AD.png" xlink:type="simple" xlink:show="embed" xlink:actuate="onLoad" draw:mime-type="image/png"/></draw:frame><draw:frame draw:style-name="Mfr4" draw:name="image5.png" text:anchor-type="char" svg:x="2.731cm" svg:y="-0.406cm" svg:width="10.894cm" svg:height="12.24cm" draw:z-index="1"><draw:image xlink:href="Pictures/10000001000002E40000031E536CDD6932654004.png" xlink:type="simple" xlink:show="embed" xlink:actuate="onLoad" draw:mime-type="image/png"/></draw:frame></text:p>
      </style:header>
      <style:footer>
        <text:p text:style-name="MP5"/>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04T18:30:07.088000000</dc:date>
    <meta:editing-duration>PT7H32M47S</meta:editing-duration>
    <meta:editing-cycles>187</meta:editing-cycles>
    <meta:print-date>2025-01-02T09:51:38.559000000</meta:print-date>
    <meta:printed-by>Fichiers PDF</meta:printed-by>
    <meta:document-statistic meta:table-count="0" meta:image-count="7" meta:object-count="0" meta:page-count="10" meta:paragraph-count="197" meta:word-count="1168" meta:character-count="7064" meta:non-whitespace-character-count="6163"/>
  </office:meta>
</office:document-meta>
</file>